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start" style:justify-single-word="false"/>
      <style:text-properties officeooo:rsid="000cfa15" officeooo:paragraph-rsid="000cfa15"/>
    </style:style>
    <style:style style:name="P2" style:family="paragraph" style:parent-style-name="Standard">
      <style:paragraph-properties fo:text-align="start" style:justify-single-word="false"/>
      <style:text-properties fo:font-weight="bold" officeooo:rsid="000cfa15" officeooo:paragraph-rsid="000cfa15" style:font-weight-asian="bold" style:font-weight-complex="bold"/>
    </style:style>
    <style:style style:name="P3" style:family="paragraph" style:parent-style-name="Standard">
      <style:paragraph-properties fo:text-align="center" style:justify-single-word="false"/>
      <style:text-properties fo:font-weight="bold" officeooo:rsid="000cfa15" officeooo:paragraph-rsid="000cfa15" style:font-weight-asian="bold" style:font-weight-complex="bold"/>
    </style:style>
    <style:style style:name="P4" style:family="paragraph" style:parent-style-name="Standard">
      <style:paragraph-properties fo:text-align="start" style:justify-single-word="false"/>
      <style:text-properties fo:font-weight="bold" officeooo:rsid="000ef518" officeooo:paragraph-rsid="000ef518" style:font-weight-asian="bold" style:font-weight-complex="bold"/>
    </style:style>
    <style:style style:name="P5" style:family="paragraph" style:parent-style-name="Standard">
      <style:paragraph-properties fo:text-align="start" style:justify-single-word="false"/>
      <style:text-properties fo:font-weight="bold" officeooo:rsid="001704e9" officeooo:paragraph-rsid="001704e9" style:font-weight-asian="bold" style:font-weight-complex="bold"/>
    </style:style>
    <style:style style:name="P6" style:family="paragraph" style:parent-style-name="Standard">
      <style:paragraph-properties fo:text-align="start" style:justify-single-word="false"/>
      <style:text-properties fo:font-weight="normal" officeooo:rsid="000ef518" officeooo:paragraph-rsid="000ef518" style:font-weight-asian="normal" style:font-weight-complex="normal"/>
    </style:style>
    <style:style style:name="P7" style:family="paragraph" style:parent-style-name="Standard">
      <style:paragraph-properties fo:text-align="start" style:justify-single-word="false"/>
      <style:text-properties fo:font-weight="normal" officeooo:rsid="00110c28" officeooo:paragraph-rsid="00110c28" style:font-weight-asian="normal" style:font-weight-complex="normal"/>
    </style:style>
    <style:style style:name="P8" style:family="paragraph" style:parent-style-name="Standard">
      <style:paragraph-properties fo:text-align="start" style:justify-single-word="false"/>
      <style:text-properties fo:font-weight="normal" officeooo:rsid="0011c61e" officeooo:paragraph-rsid="0011c61e" style:font-weight-asian="normal" style:font-weight-complex="normal"/>
    </style:style>
    <style:style style:name="P9" style:family="paragraph" style:parent-style-name="Standard">
      <style:paragraph-properties fo:text-align="start" style:justify-single-word="false"/>
      <style:text-properties fo:font-weight="normal" officeooo:rsid="00139383" officeooo:paragraph-rsid="00139383" style:font-weight-asian="normal" style:font-weight-complex="normal"/>
    </style:style>
    <style:style style:name="P10" style:family="paragraph" style:parent-style-name="Standard">
      <style:paragraph-properties fo:text-align="start" style:justify-single-word="false"/>
      <style:text-properties fo:font-weight="normal" officeooo:rsid="00149d30" officeooo:paragraph-rsid="00149d30" style:font-weight-asian="normal" style:font-weight-complex="normal"/>
    </style:style>
    <style:style style:name="P11" style:family="paragraph" style:parent-style-name="Standard">
      <style:paragraph-properties fo:text-align="start" style:justify-single-word="false"/>
      <style:text-properties fo:font-weight="normal" officeooo:rsid="001704e9" officeooo:paragraph-rsid="001704e9" style:font-weight-asian="normal" style:font-weight-complex="normal"/>
    </style:style>
    <style:style style:name="P12" style:family="paragraph" style:parent-style-name="Standard">
      <style:paragraph-properties fo:text-align="start" style:justify-single-word="false"/>
      <style:text-properties fo:font-weight="normal" officeooo:rsid="0017b8b2" officeooo:paragraph-rsid="0017b8b2" style:font-weight-asian="normal" style:font-weight-complex="normal"/>
    </style:style>
    <style:style style:name="P13" style:family="paragraph" style:parent-style-name="Standard">
      <style:paragraph-properties fo:text-align="start" style:justify-single-word="false"/>
      <style:text-properties fo:font-style="italic" fo:font-weight="normal" officeooo:rsid="0017b8b2" officeooo:paragraph-rsid="0017b8b2"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fo:font-style="normal" fo:font-weight="normal" officeooo:rsid="00189f6d" officeooo:paragraph-rsid="00189f6d"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fo:font-weight="normal" officeooo:rsid="001ac2f4" officeooo:paragraph-rsid="001ac2f4"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fo:font-weight="normal" officeooo:rsid="001b9d49" officeooo:paragraph-rsid="001b9d49"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fo:font-weight="normal" officeooo:rsid="001e82a9" officeooo:paragraph-rsid="001e82a9"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normal" officeooo:rsid="001e82a9" officeooo:paragraph-rsid="002af48a"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fo:font-weight="normal" officeooo:rsid="003e691e" officeooo:paragraph-rsid="003e691e"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fo:font-weight="normal" officeooo:rsid="0063ecb3" officeooo:paragraph-rsid="0063ecb3"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691a2b" officeooo:paragraph-rsid="00691a2b"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1a2a77" officeooo:paragraph-rsid="001a2a77"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2af48a" officeooo:paragraph-rsid="002af48a"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2ce39e" officeooo:paragraph-rsid="002af48a"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335889" officeooo:paragraph-rsid="002af48a"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385459" officeooo:paragraph-rsid="00385459"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3b97d5" officeooo:paragraph-rsid="00385459"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47357c" officeooo:paragraph-rsid="0045f312"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501e7b" officeooo:paragraph-rsid="0045f312"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544eb4" officeooo:paragraph-rsid="0045f312"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620bac" officeooo:paragraph-rsid="00562d39"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bold" officeooo:rsid="001a2a77" officeooo:paragraph-rsid="001a2a77" style:font-style-asian="normal" style:font-weight-asian="bold" style:font-style-complex="normal" style:font-weight-complex="bold"/>
    </style:style>
    <style:style style:name="P33" style:family="paragraph" style:parent-style-name="Standard">
      <style:paragraph-properties fo:text-align="start" style:justify-single-word="false"/>
      <style:text-properties fo:font-style="normal" fo:font-weight="bold" officeooo:rsid="001ac2f4" officeooo:paragraph-rsid="001ac2f4" style:font-style-asian="normal" style:font-weight-asian="bold" style:font-style-complex="normal" style:font-weight-complex="bold"/>
    </style:style>
    <style:style style:name="P34" style:family="paragraph" style:parent-style-name="Standard">
      <style:paragraph-properties fo:text-align="start" style:justify-single-word="false"/>
      <style:text-properties fo:font-style="normal" fo:font-weight="bold" officeooo:rsid="002af48a" officeooo:paragraph-rsid="002af48a" style:font-style-asian="normal" style:font-weight-asian="bold" style:font-style-complex="normal" style:font-weight-complex="bold"/>
    </style:style>
    <style:style style:name="P35" style:family="paragraph" style:parent-style-name="Standard">
      <style:paragraph-properties fo:text-align="start" style:justify-single-word="false"/>
      <style:text-properties fo:font-style="normal" fo:font-weight="bold" officeooo:rsid="0036cec9" officeooo:paragraph-rsid="0036cec9" style:font-style-asian="normal" style:font-weight-asian="bold" style:font-style-complex="normal" style:font-weight-complex="bold"/>
    </style:style>
    <style:style style:name="P36" style:family="paragraph" style:parent-style-name="Standard">
      <style:paragraph-properties fo:text-align="start" style:justify-single-word="false"/>
      <style:text-properties fo:font-style="normal" fo:font-weight="bold" officeooo:rsid="00385459" officeooo:paragraph-rsid="00385459" style:font-style-asian="normal" style:font-weight-asian="bold" style:font-style-complex="normal" style:font-weight-complex="bold"/>
    </style:style>
    <style:style style:name="P37" style:family="paragraph" style:parent-style-name="Standard">
      <style:paragraph-properties fo:text-align="start" style:justify-single-word="false"/>
      <style:text-properties fo:font-style="normal" fo:font-weight="bold" officeooo:rsid="003cc74b" officeooo:paragraph-rsid="003cc74b" style:font-style-asian="normal" style:font-weight-asian="bold" style:font-style-complex="normal" style:font-weight-complex="bold"/>
    </style:style>
    <style:style style:name="P38" style:family="paragraph" style:parent-style-name="Standard">
      <style:paragraph-properties fo:text-align="start" style:justify-single-word="false"/>
      <style:text-properties fo:font-style="normal" fo:font-weight="bold" officeooo:rsid="0045f312" officeooo:paragraph-rsid="0045f312" style:font-style-asian="normal" style:font-weight-asian="bold" style:font-style-complex="normal" style:font-weight-complex="bold"/>
    </style:style>
    <style:style style:name="P39" style:family="paragraph" style:parent-style-name="Standard">
      <style:paragraph-properties fo:text-align="start" style:justify-single-word="false"/>
      <style:text-properties fo:font-style="normal" fo:font-weight="bold" officeooo:rsid="00562d39" officeooo:paragraph-rsid="00562d39" style:font-style-asian="normal" style:font-weight-asian="bold" style:font-style-complex="normal" style:font-weight-complex="bold"/>
    </style:style>
    <style:style style:name="P40" style:family="paragraph" style:parent-style-name="Standard">
      <style:paragraph-properties fo:text-align="start" style:justify-single-word="false"/>
      <style:text-properties fo:font-style="normal" fo:font-weight="bold" officeooo:rsid="0063ecb3" officeooo:paragraph-rsid="0063ecb3" style:font-style-asian="normal" style:font-weight-asian="bold" style:font-style-complex="normal" style:font-weight-complex="bold"/>
    </style:style>
    <style:style style:name="P41" style:family="paragraph" style:parent-style-name="Standard">
      <style:paragraph-properties fo:text-align="start" style:justify-single-word="false"/>
      <style:text-properties fo:font-style="normal" fo:font-weight="bold" officeooo:rsid="00691a2b" officeooo:paragraph-rsid="00691a2b" style:font-style-asian="normal" style:font-weight-asian="bold" style:font-style-complex="normal" style:font-weight-complex="bold"/>
    </style:style>
    <style:style style:name="P42" style:family="paragraph" style:parent-style-name="Standard">
      <style:paragraph-properties fo:text-align="start" style:justify-single-word="false"/>
      <style:text-properties fo:font-size="14pt" fo:font-style="normal" fo:font-weight="bold" officeooo:rsid="006ccb36" officeooo:paragraph-rsid="006ccb36" style:font-size-asian="14pt" style:font-style-asian="normal" style:font-weight-asian="bold" style:font-size-complex="14pt" style:font-style-complex="normal" style:font-weight-complex="bold"/>
    </style:style>
    <style:style style:name="P43" style:family="paragraph" style:parent-style-name="Standard">
      <style:paragraph-properties fo:text-align="center" style:justify-single-word="false"/>
      <style:text-properties fo:font-size="14pt" fo:font-weight="bold" officeooo:rsid="0048c625" officeooo:paragraph-rsid="0048c625" style:font-size-asian="14pt" style:font-weight-asian="bold" style:font-size-complex="14pt" style:font-weight-complex="bold"/>
    </style:style>
    <style:style style:name="P44" style:family="paragraph" style:parent-style-name="Standard">
      <style:paragraph-properties fo:text-align="start" style:justify-single-word="false"/>
      <style:text-properties fo:font-size="12pt" fo:font-style="normal" fo:font-weight="bold" officeooo:rsid="007597c0" officeooo:paragraph-rsid="007597c0" style:font-size-asian="10.5pt" style:font-style-asian="normal" style:font-weight-asian="bold" style:font-size-complex="12pt" style:font-style-complex="normal" style:font-weight-complex="bold"/>
    </style:style>
    <style:style style:name="P45" style:family="paragraph" style:parent-style-name="Standard">
      <style:paragraph-properties fo:text-align="start" style:justify-single-word="false"/>
      <style:text-properties fo:font-size="12pt" fo:font-style="normal" fo:font-weight="bold" officeooo:rsid="00810070" officeooo:paragraph-rsid="00810070" style:font-size-asian="10.5pt" style:font-style-asian="normal" style:font-weight-asian="bold" style:font-size-complex="12pt" style:font-style-complex="normal" style:font-weight-complex="bold"/>
    </style:style>
    <style:style style:name="P46" style:family="paragraph" style:parent-style-name="Standard">
      <style:paragraph-properties fo:text-align="start" style:justify-single-word="false"/>
      <style:text-properties fo:font-size="12pt" fo:font-style="normal" fo:font-weight="bold" officeooo:rsid="008a33a3" officeooo:paragraph-rsid="008a33a3" style:font-size-asian="10.5pt" style:font-style-asian="normal" style:font-weight-asian="bold" style:font-size-complex="12pt" style:font-style-complex="normal" style:font-weight-complex="bold"/>
    </style:style>
    <style:style style:name="P47" style:family="paragraph" style:parent-style-name="Standard">
      <style:paragraph-properties fo:text-align="start" style:justify-single-word="false"/>
      <style:text-properties fo:font-size="12pt" fo:font-style="normal" fo:font-weight="bold" officeooo:rsid="0099a3aa" officeooo:paragraph-rsid="0099a3aa" style:font-size-asian="10.5pt" style:font-style-asian="normal" style:font-weight-asian="bold" style:font-size-complex="12pt" style:font-style-complex="normal" style:font-weight-complex="bold"/>
    </style:style>
    <style:style style:name="P48" style:family="paragraph" style:parent-style-name="Standard">
      <style:paragraph-properties fo:text-align="start" style:justify-single-word="false"/>
      <style:text-properties fo:font-size="12pt" fo:font-style="normal" fo:font-weight="bold" officeooo:rsid="00a5405d" officeooo:paragraph-rsid="00a5405d" style:font-size-asian="10.5pt" style:font-style-asian="normal" style:font-weight-asian="bold" style:font-size-complex="12pt" style:font-style-complex="normal" style:font-weight-complex="bold"/>
    </style:style>
    <style:style style:name="P49" style:family="paragraph" style:parent-style-name="Standard">
      <style:paragraph-properties fo:text-align="start" style:justify-single-word="false"/>
      <style:text-properties fo:font-size="12pt" fo:font-style="normal" fo:font-weight="bold" officeooo:rsid="00b409bc" officeooo:paragraph-rsid="00b409bc" style:font-size-asian="10.5pt" style:font-style-asian="normal" style:font-weight-asian="bold" style:font-size-complex="12pt" style:font-style-complex="normal" style:font-weight-complex="bold"/>
    </style:style>
    <style:style style:name="P50" style:family="paragraph" style:parent-style-name="Standard">
      <style:paragraph-properties fo:text-align="start" style:justify-single-word="false"/>
      <style:text-properties fo:font-size="12pt" fo:font-style="normal" fo:font-weight="bold" officeooo:rsid="00bc115c" officeooo:paragraph-rsid="00bc115c" style:font-size-asian="10.5pt" style:font-style-asian="normal" style:font-weight-asian="bold" style:font-size-complex="12pt" style:font-style-complex="normal" style:font-weight-complex="bold"/>
    </style:style>
    <style:style style:name="P51" style:family="paragraph" style:parent-style-name="Standard">
      <style:paragraph-properties fo:text-align="start" style:justify-single-word="false"/>
      <style:text-properties fo:font-size="12pt" fo:font-style="normal" fo:font-weight="bold" officeooo:rsid="00c257d5" officeooo:paragraph-rsid="00c257d5" style:font-size-asian="10.5pt" style:font-style-asian="normal" style:font-weight-asian="bold" style:font-size-complex="12pt" style:font-style-complex="normal" style:font-weight-complex="bold"/>
    </style:style>
    <style:style style:name="P52" style:family="paragraph" style:parent-style-name="Standard">
      <style:paragraph-properties fo:text-align="start" style:justify-single-word="false"/>
      <style:text-properties fo:font-size="12pt" fo:font-style="normal" fo:font-weight="bold" officeooo:rsid="00c875b6" officeooo:paragraph-rsid="00c875b6" style:font-size-asian="10.5pt" style:font-style-asian="normal" style:font-weight-asian="bold" style:font-size-complex="12pt" style:font-style-complex="normal" style:font-weight-complex="bold"/>
    </style:style>
    <style:style style:name="P53" style:family="paragraph" style:parent-style-name="Standard">
      <style:paragraph-properties fo:text-align="start" style:justify-single-word="false"/>
      <style:text-properties fo:font-size="12pt" fo:font-style="normal" fo:font-weight="bold" officeooo:rsid="00ce8817" officeooo:paragraph-rsid="00ce8817" style:font-size-asian="10.5pt" style:font-style-asian="normal" style:font-weight-asian="bold" style:font-size-complex="12pt" style:font-style-complex="normal" style:font-weight-complex="bold"/>
    </style:style>
    <style:style style:name="P54" style:family="paragraph" style:parent-style-name="Standard">
      <style:paragraph-properties fo:text-align="start" style:justify-single-word="false"/>
      <style:text-properties fo:font-size="12pt" fo:font-style="normal" fo:font-weight="bold" officeooo:rsid="00d21ae5" officeooo:paragraph-rsid="00d21ae5" style:font-size-asian="10.5pt" style:font-style-asian="normal" style:font-weight-asian="bold" style:font-size-complex="12pt" style:font-style-complex="normal" style:font-weight-complex="bold"/>
    </style:style>
    <style:style style:name="P55" style:family="paragraph" style:parent-style-name="Standard">
      <style:paragraph-properties fo:text-align="start" style:justify-single-word="false"/>
      <style:text-properties fo:font-size="12pt" fo:font-style="normal" fo:font-weight="bold" officeooo:rsid="00d5676c" officeooo:paragraph-rsid="00d5676c" style:font-size-asian="10.5pt" style:font-style-asian="normal" style:font-weight-asian="bold" style:font-size-complex="12pt" style:font-style-complex="normal" style:font-weight-complex="bold"/>
    </style:style>
    <style:style style:name="P56" style:family="paragraph" style:parent-style-name="Standard">
      <style:paragraph-properties fo:text-align="start" style:justify-single-word="false"/>
      <style:text-properties fo:font-size="12pt" fo:font-style="normal" fo:font-weight="bold" officeooo:rsid="00de9b98" officeooo:paragraph-rsid="00de9b98" style:font-size-asian="10.5pt" style:font-style-asian="normal" style:font-weight-asian="bold" style:font-size-complex="12pt" style:font-style-complex="normal" style:font-weight-complex="bold"/>
    </style:style>
    <style:style style:name="P57" style:family="paragraph" style:parent-style-name="Standard">
      <style:paragraph-properties fo:text-align="start" style:justify-single-word="false"/>
      <style:text-properties fo:font-size="12pt" fo:font-style="normal" fo:font-weight="normal" officeooo:rsid="006ccb36" officeooo:paragraph-rsid="006ccb36"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fo:font-weight="normal" officeooo:rsid="00861aac" officeooo:paragraph-rsid="00810070"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fo:font-weight="normal" officeooo:rsid="007b7124" officeooo:paragraph-rsid="007597c0"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fo:font-weight="normal" officeooo:rsid="00a1a746" officeooo:paragraph-rsid="0099a3aa"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fo:font-weight="normal" officeooo:rsid="007f4efa" officeooo:paragraph-rsid="007597c0"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fo:font-weight="normal" officeooo:rsid="008251d7" officeooo:paragraph-rsid="00810070"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font-style="normal" fo:font-weight="normal" officeooo:rsid="0086dc12" officeooo:paragraph-rsid="0081007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font-style="normal" fo:font-weight="normal" officeooo:rsid="0097b04f" officeooo:paragraph-rsid="008a33a3"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fo:font-style="normal" fo:font-weight="normal" officeooo:rsid="009b65ab" officeooo:paragraph-rsid="0099a3a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2pt" fo:font-style="normal" fo:font-weight="normal" officeooo:rsid="00a04507" officeooo:paragraph-rsid="0099a3aa"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size="12pt" fo:font-style="normal" fo:font-weight="normal" officeooo:rsid="00b56dab" officeooo:paragraph-rsid="00b409bc"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size="12pt" fo:font-style="normal" fo:font-weight="normal" officeooo:rsid="00ae396b" officeooo:paragraph-rsid="00a5405d"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size="12pt" fo:font-style="normal" fo:font-weight="normal" officeooo:rsid="00b23c73" officeooo:paragraph-rsid="00a5405d"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size="12pt" fo:font-style="normal" fo:font-weight="normal" officeooo:rsid="00b44e8e" officeooo:paragraph-rsid="00b409bc"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size="12pt" fo:font-style="normal" fo:font-weight="normal" officeooo:rsid="00ba456a" officeooo:paragraph-rsid="00b409bc"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size="12pt" fo:font-style="normal" fo:font-weight="normal" officeooo:rsid="00c11cf3" officeooo:paragraph-rsid="00bc115c"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size="12pt" fo:font-style="normal" fo:font-weight="normal" officeooo:rsid="00c68954" officeooo:paragraph-rsid="00c257d5"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size="12pt" fo:font-style="normal" fo:font-weight="normal" officeooo:rsid="00d5676c" officeooo:paragraph-rsid="00d5676c"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size="12pt" fo:font-style="normal" fo:font-weight="normal" officeooo:rsid="00d5676c" officeooo:paragraph-rsid="00dc2051"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center" style:justify-single-word="false"/>
      <style:text-properties fo:font-size="22pt" fo:font-weight="bold" officeooo:rsid="000cfa15" officeooo:paragraph-rsid="000cfa15" style:font-size-asian="22pt" style:font-weight-asian="bold" style:font-size-complex="22pt" style:font-weight-complex="bold"/>
    </style:style>
    <style:style style:name="P77" style:family="paragraph" style:parent-style-name="Standard" style:list-style-name="L1">
      <style:paragraph-properties fo:text-align="start" style:justify-single-word="false"/>
      <style:text-properties fo:font-weight="bold" officeooo:rsid="0048c625" officeooo:paragraph-rsid="0048c625" style:font-weight-asian="bold" style:font-weight-complex="bold"/>
    </style:style>
    <style:style style:name="P78" style:family="paragraph" style:parent-style-name="Standard" style:list-style-name="L1">
      <style:paragraph-properties fo:text-align="start" style:justify-single-word="false"/>
      <style:text-properties fo:font-weight="bold" officeooo:rsid="0049567e" officeooo:paragraph-rsid="0049567e" style:font-weight-asian="bold" style:font-weight-complex="bold"/>
    </style:style>
    <style:style style:name="P79" style:family="paragraph" style:parent-style-name="Standard" style:list-style-name="L1">
      <style:paragraph-properties fo:text-align="start" style:justify-single-word="false"/>
      <style:text-properties fo:font-weight="bold" officeooo:rsid="004c514d" officeooo:paragraph-rsid="004c514d" style:font-weight-asian="bold" style:font-weight-complex="bold"/>
    </style:style>
    <style:style style:name="P80" style:family="paragraph" style:parent-style-name="Standard" style:list-style-name="L1">
      <style:paragraph-properties fo:text-align="start" style:justify-single-word="false"/>
      <style:text-properties fo:font-weight="bold" officeooo:rsid="004d9dba" officeooo:paragraph-rsid="004d9dba" style:font-weight-asian="bold" style:font-weight-complex="bold"/>
    </style:style>
    <style:style style:name="P81" style:family="paragraph" style:parent-style-name="Standard" style:list-style-name="L1">
      <style:paragraph-properties fo:text-align="start" style:justify-single-word="false"/>
      <style:text-properties fo:font-weight="bold" officeooo:rsid="005cd06b" officeooo:paragraph-rsid="005cd06b" style:font-weight-asian="bold" style:font-weight-complex="bold"/>
    </style:style>
    <style:style style:name="P82" style:family="paragraph" style:parent-style-name="Standard" style:list-style-name="L1">
      <style:paragraph-properties fo:text-align="start" style:justify-single-word="false"/>
      <style:text-properties fo:font-weight="normal" officeooo:rsid="0048c625" officeooo:paragraph-rsid="0048c625" style:font-weight-asian="normal" style:font-weight-complex="normal"/>
    </style:style>
    <style:style style:name="P83" style:family="paragraph" style:parent-style-name="Standard" style:list-style-name="L1">
      <style:paragraph-properties fo:text-align="start" style:justify-single-word="false"/>
      <style:text-properties fo:font-weight="normal" officeooo:rsid="0049567e" officeooo:paragraph-rsid="0049567e" style:font-weight-asian="normal" style:font-weight-complex="normal"/>
    </style:style>
    <style:style style:name="P84" style:family="paragraph" style:parent-style-name="Standard" style:list-style-name="L1">
      <style:paragraph-properties fo:text-align="start" style:justify-single-word="false"/>
      <style:text-properties fo:font-weight="normal" officeooo:rsid="004c514d" officeooo:paragraph-rsid="004c514d" style:font-weight-asian="normal" style:font-weight-complex="normal"/>
    </style:style>
    <style:style style:name="P85" style:family="paragraph" style:parent-style-name="Standard" style:list-style-name="L1">
      <style:paragraph-properties fo:text-align="start" style:justify-single-word="false"/>
      <style:text-properties fo:font-weight="normal" officeooo:rsid="004a6e8c" officeooo:paragraph-rsid="004a6e8c" style:font-weight-asian="normal" style:font-weight-complex="normal"/>
    </style:style>
    <style:style style:name="P86" style:family="paragraph" style:parent-style-name="Standard" style:list-style-name="L1">
      <style:paragraph-properties fo:text-align="start" style:justify-single-word="false"/>
      <style:text-properties fo:font-weight="normal" officeooo:rsid="004d9dba" officeooo:paragraph-rsid="004d9dba" style:font-weight-asian="normal" style:font-weight-complex="normal"/>
    </style:style>
    <style:style style:name="P87" style:family="paragraph" style:parent-style-name="Standard" style:list-style-name="L1">
      <style:paragraph-properties fo:text-align="start" style:justify-single-word="false"/>
      <style:text-properties fo:font-weight="normal" officeooo:rsid="005cd06b" officeooo:paragraph-rsid="005cd06b" style:font-weight-asian="normal" style:font-weight-complex="normal"/>
    </style:style>
    <style:style style:name="P88" style:family="paragraph" style:parent-style-name="Standard" style:list-style-name="L1">
      <style:paragraph-properties fo:text-align="start" style:justify-single-word="false"/>
      <style:text-properties fo:font-style="normal" fo:font-weight="bold" officeooo:rsid="005d85a5" officeooo:paragraph-rsid="005ec653" style:font-style-asian="normal" style:font-weight-asian="bold" style:font-style-complex="normal" style:font-weight-complex="bold"/>
    </style:style>
    <style:style style:name="P89" style:family="paragraph" style:parent-style-name="Standard" style:list-style-name="L1">
      <style:paragraph-properties fo:text-align="start" style:justify-single-word="false"/>
      <style:text-properties fo:font-style="normal" fo:font-weight="bold" officeooo:rsid="00691a2b" officeooo:paragraph-rsid="00691a2b" style:font-style-asian="normal" style:font-weight-asian="bold" style:font-style-complex="normal" style:font-weight-complex="bold"/>
    </style:style>
    <style:style style:name="P90" style:family="paragraph" style:parent-style-name="Standard" style:list-style-name="L1">
      <style:paragraph-properties fo:text-align="start" style:justify-single-word="false"/>
      <style:text-properties fo:font-style="normal" fo:font-weight="normal" officeooo:rsid="005ec653" officeooo:paragraph-rsid="005ec653" style:font-style-asian="normal" style:font-weight-asian="normal" style:font-style-complex="normal" style:font-weight-complex="normal"/>
    </style:style>
    <style:style style:name="P91" style:family="paragraph" style:parent-style-name="Standard" style:list-style-name="L1">
      <style:paragraph-properties fo:text-align="start" style:justify-single-word="false"/>
      <style:text-properties fo:font-style="normal" fo:font-weight="normal" officeooo:rsid="00691a2b" officeooo:paragraph-rsid="00691a2b" style:font-style-asian="normal" style:font-weight-asian="normal" style:font-style-complex="normal" style:font-weight-complex="normal"/>
    </style:style>
    <style:style style:name="P92" style:family="paragraph" style:parent-style-name="Standard" style:list-style-name="L2">
      <style:paragraph-properties fo:text-align="start" style:justify-single-word="false"/>
      <style:text-properties fo:font-style="normal" fo:font-weight="normal" officeooo:rsid="001b9d49" officeooo:paragraph-rsid="001b9d49" style:font-style-asian="normal" style:font-weight-asian="normal" style:font-style-complex="normal" style:font-weight-complex="normal"/>
    </style:style>
    <style:style style:name="P93" style:family="paragraph" style:parent-style-name="Standard" style:list-style-name="L1">
      <style:paragraph-properties fo:text-align="start" style:justify-single-word="false"/>
      <style:text-properties fo:font-size="12pt" fo:font-style="normal" fo:font-weight="bold" officeooo:rsid="007597c0" officeooo:paragraph-rsid="008007ea" style:font-size-asian="10.5pt" style:font-style-asian="normal" style:font-weight-asian="bold" style:font-size-complex="12pt" style:font-style-complex="normal" style:font-weight-complex="bold"/>
    </style:style>
    <style:style style:name="P94" style:family="paragraph" style:parent-style-name="Standard" style:list-style-name="L1">
      <style:paragraph-properties fo:text-align="start" style:justify-single-word="false"/>
      <style:text-properties fo:font-size="12pt" fo:font-style="normal" fo:font-weight="bold" officeooo:rsid="0088d574" officeooo:paragraph-rsid="0088d574" style:font-size-asian="10.5pt" style:font-style-asian="normal" style:font-weight-asian="bold" style:font-size-complex="12pt" style:font-style-complex="normal" style:font-weight-complex="bold"/>
    </style:style>
    <style:style style:name="P95" style:family="paragraph" style:parent-style-name="Standard" style:list-style-name="L1">
      <style:paragraph-properties fo:text-align="start" style:justify-single-word="false"/>
      <style:text-properties fo:font-size="12pt" fo:font-style="normal" fo:font-weight="bold" officeooo:rsid="008007ea" officeooo:paragraph-rsid="008007ea" style:font-size-asian="10.5pt" style:font-style-asian="normal" style:font-weight-asian="bold" style:font-size-complex="12pt" style:font-style-complex="normal" style:font-weight-complex="bold"/>
    </style:style>
    <style:style style:name="P96" style:family="paragraph" style:parent-style-name="Standard" style:list-style-name="L1">
      <style:paragraph-properties fo:text-align="start" style:justify-single-word="false"/>
      <style:text-properties fo:font-size="12pt" fo:font-style="normal" fo:font-weight="bold" officeooo:rsid="0097d1b4" officeooo:paragraph-rsid="0097d1b4" style:font-size-asian="10.5pt" style:font-style-asian="normal" style:font-weight-asian="bold" style:font-size-complex="12pt" style:font-style-complex="normal" style:font-weight-complex="bold"/>
    </style:style>
    <style:style style:name="P97" style:family="paragraph" style:parent-style-name="Standard" style:list-style-name="L1">
      <style:paragraph-properties fo:text-align="start" style:justify-single-word="false"/>
      <style:text-properties fo:font-size="12pt" fo:font-style="normal" fo:font-weight="bold" officeooo:rsid="008a1004" officeooo:paragraph-rsid="008a1004" style:font-size-asian="10.5pt" style:font-style-asian="normal" style:font-weight-asian="bold" style:font-size-complex="12pt" style:font-style-complex="normal" style:font-weight-complex="bold"/>
    </style:style>
    <style:style style:name="P98" style:family="paragraph" style:parent-style-name="Standard" style:list-style-name="L1">
      <style:paragraph-properties fo:text-align="start" style:justify-single-word="false"/>
      <style:text-properties fo:font-size="12pt" fo:font-style="normal" fo:font-weight="bold" officeooo:rsid="009d4328" officeooo:paragraph-rsid="00a3fbca" style:font-size-asian="10.5pt" style:font-style-asian="normal" style:font-weight-asian="bold" style:font-size-complex="12pt" style:font-style-complex="normal" style:font-weight-complex="bold"/>
    </style:style>
    <style:style style:name="P99" style:family="paragraph" style:parent-style-name="Standard" style:list-style-name="L1">
      <style:paragraph-properties fo:text-align="start" style:justify-single-word="false"/>
      <style:text-properties fo:font-size="12pt" fo:font-style="normal" fo:font-weight="bold" officeooo:rsid="0099a3aa" officeooo:paragraph-rsid="00a3fbca" style:font-size-asian="10.5pt" style:font-style-asian="normal" style:font-weight-asian="bold" style:font-size-complex="12pt" style:font-style-complex="normal" style:font-weight-complex="bold"/>
    </style:style>
    <style:style style:name="P100" style:family="paragraph" style:parent-style-name="Standard" style:list-style-name="L1">
      <style:paragraph-properties fo:text-align="start" style:justify-single-word="false"/>
      <style:text-properties fo:font-size="12pt" fo:font-style="normal" fo:font-weight="bold" officeooo:rsid="009f7035" officeooo:paragraph-rsid="00a3fbca" style:font-size-asian="10.5pt" style:font-style-asian="normal" style:font-weight-asian="bold" style:font-size-complex="12pt" style:font-style-complex="normal" style:font-weight-complex="bold"/>
    </style:style>
    <style:style style:name="P101" style:family="paragraph" style:parent-style-name="Standard" style:list-style-name="L1">
      <style:paragraph-properties fo:text-align="start" style:justify-single-word="false"/>
      <style:text-properties fo:font-size="12pt" fo:font-style="normal" fo:font-weight="bold" officeooo:rsid="00a04507" officeooo:paragraph-rsid="00a3fbca" style:font-size-asian="10.5pt" style:font-style-asian="normal" style:font-weight-asian="bold" style:font-size-complex="12pt" style:font-style-complex="normal" style:font-weight-complex="bold"/>
    </style:style>
    <style:style style:name="P102" style:family="paragraph" style:parent-style-name="Standard" style:list-style-name="L1">
      <style:paragraph-properties fo:text-align="start" style:justify-single-word="false"/>
      <style:text-properties fo:font-size="12pt" fo:font-style="normal" fo:font-weight="bold" officeooo:rsid="00a1a746" officeooo:paragraph-rsid="00a3fbca" style:font-size-asian="10.5pt" style:font-style-asian="normal" style:font-weight-asian="bold" style:font-size-complex="12pt" style:font-style-complex="normal" style:font-weight-complex="bold"/>
    </style:style>
    <style:style style:name="P103" style:family="paragraph" style:parent-style-name="Standard" style:list-style-name="L1">
      <style:paragraph-properties fo:text-align="start" style:justify-single-word="false"/>
      <style:text-properties fo:font-size="12pt" fo:font-style="normal" fo:font-weight="bold" officeooo:rsid="00b6ac8a" officeooo:paragraph-rsid="00b6ac8a" style:font-size-asian="10.5pt" style:font-style-asian="normal" style:font-weight-asian="bold" style:font-size-complex="12pt" style:font-style-complex="normal" style:font-weight-complex="bold"/>
    </style:style>
    <style:style style:name="P104" style:family="paragraph" style:parent-style-name="Standard" style:list-style-name="L1">
      <style:paragraph-properties fo:text-align="start" style:justify-single-word="false"/>
      <style:text-properties fo:font-size="12pt" fo:font-style="normal" fo:font-weight="bold" officeooo:rsid="00b409bc" officeooo:paragraph-rsid="00b6ac8a" style:font-size-asian="10.5pt" style:font-style-asian="normal" style:font-weight-asian="bold" style:font-size-complex="12pt" style:font-style-complex="normal" style:font-weight-complex="bold"/>
    </style:style>
    <style:style style:name="P105" style:family="paragraph" style:parent-style-name="Standard" style:list-style-name="L1">
      <style:paragraph-properties fo:text-align="start" style:justify-single-word="false"/>
      <style:text-properties fo:font-size="12pt" fo:font-style="normal" fo:font-weight="bold" officeooo:rsid="00c875b6" officeooo:paragraph-rsid="00d2a3c5" style:font-size-asian="10.5pt" style:font-style-asian="normal" style:font-weight-asian="bold" style:font-size-complex="12pt" style:font-style-complex="normal" style:font-weight-complex="bold"/>
    </style:style>
    <style:style style:name="P106" style:family="paragraph" style:parent-style-name="Standard" style:list-style-name="L1">
      <style:paragraph-properties fo:text-align="start" style:justify-single-word="false"/>
      <style:text-properties fo:font-size="12pt" fo:font-style="normal" fo:font-weight="bold" officeooo:rsid="00c94f1f" officeooo:paragraph-rsid="00d2a3c5" style:font-size-asian="10.5pt" style:font-style-asian="normal" style:font-weight-asian="bold" style:font-size-complex="12pt" style:font-style-complex="normal" style:font-weight-complex="bold"/>
    </style:style>
    <style:style style:name="P107" style:family="paragraph" style:parent-style-name="Standard" style:list-style-name="L1">
      <style:paragraph-properties fo:text-align="start" style:justify-single-word="false"/>
      <style:text-properties fo:font-size="12pt" fo:font-style="normal" fo:font-weight="bold" officeooo:rsid="00cac1c9" officeooo:paragraph-rsid="00d2a3c5" style:font-size-asian="10.5pt" style:font-style-asian="normal" style:font-weight-asian="bold" style:font-size-complex="12pt" style:font-style-complex="normal" style:font-weight-complex="bold"/>
    </style:style>
    <style:style style:name="P108" style:family="paragraph" style:parent-style-name="Standard" style:list-style-name="L1">
      <style:paragraph-properties fo:text-align="start" style:justify-single-word="false"/>
      <style:text-properties fo:font-size="12pt" fo:font-style="normal" fo:font-weight="bold" officeooo:rsid="00ce8817" officeooo:paragraph-rsid="00d2a3c5" style:font-size-asian="10.5pt" style:font-style-asian="normal" style:font-weight-asian="bold" style:font-size-complex="12pt" style:font-style-complex="normal" style:font-weight-complex="bold"/>
    </style:style>
    <style:style style:name="P109" style:family="paragraph" style:parent-style-name="Standard" style:list-style-name="L1">
      <style:paragraph-properties fo:text-align="start" style:justify-single-word="false"/>
      <style:text-properties fo:font-size="12pt" fo:font-style="normal" fo:font-weight="bold" officeooo:rsid="00d21ae5" officeooo:paragraph-rsid="00d2a3c5" style:font-size-asian="10.5pt" style:font-style-asian="normal" style:font-weight-asian="bold" style:font-size-complex="12pt" style:font-style-complex="normal" style:font-weight-complex="bold"/>
    </style:style>
    <style:style style:name="P110" style:family="paragraph" style:parent-style-name="Standard" style:list-style-name="L1">
      <style:paragraph-properties fo:text-align="start" style:justify-single-word="false"/>
      <style:text-properties fo:font-size="12pt" fo:font-style="normal" fo:font-weight="bold" officeooo:rsid="00d5676c" officeooo:paragraph-rsid="00dc2051" style:font-size-asian="10.5pt" style:font-style-asian="normal" style:font-weight-asian="bold" style:font-size-complex="12pt" style:font-style-complex="normal" style:font-weight-complex="bold"/>
    </style:style>
    <style:style style:name="P111" style:family="paragraph" style:parent-style-name="Standard" style:list-style-name="L1">
      <style:paragraph-properties fo:text-align="start" style:justify-single-word="false"/>
      <style:text-properties fo:font-size="12pt" fo:font-style="normal" fo:font-weight="bold" officeooo:rsid="00d7338b" officeooo:paragraph-rsid="00dc2051" style:font-size-asian="10.5pt" style:font-style-asian="normal" style:font-weight-asian="bold" style:font-size-complex="12pt" style:font-style-complex="normal" style:font-weight-complex="bold"/>
    </style:style>
    <style:style style:name="P112" style:family="paragraph" style:parent-style-name="Standard" style:list-style-name="L1">
      <style:paragraph-properties fo:text-align="start" style:justify-single-word="false"/>
      <style:text-properties fo:font-size="12pt" fo:font-style="normal" fo:font-weight="bold" officeooo:rsid="00de9b98" officeooo:paragraph-rsid="00e549ae"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fo:font-size="12pt" fo:font-style="normal" fo:font-weight="bold" officeooo:rsid="00de9b98" officeooo:paragraph-rsid="00de9b98" style:font-size-asian="10.5pt" style:font-style-asian="normal" style:font-weight-asian="bold" style:font-size-complex="12pt" style:font-style-complex="normal" style:font-weight-complex="bold"/>
    </style:style>
    <style:style style:name="P114" style:family="paragraph" style:parent-style-name="Standard" style:list-style-name="L1">
      <style:paragraph-properties fo:text-align="start" style:justify-single-word="false"/>
      <style:text-properties fo:font-size="12pt" fo:font-style="normal" fo:font-weight="bold" officeooo:rsid="00e549ae" officeooo:paragraph-rsid="00e549ae"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fo:font-size="12pt" fo:font-style="normal" fo:font-weight="bold" officeooo:rsid="00e92756" officeooo:paragraph-rsid="00e92756"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fo:font-size="12pt" fo:font-style="normal" fo:font-weight="bold" officeooo:rsid="00ec49d9" officeooo:paragraph-rsid="00ec49d9" style:font-size-asian="10.5pt" style:font-style-asian="normal" style:font-weight-asian="bold" style:font-size-complex="12pt" style:font-style-complex="normal" style:font-weight-complex="bold"/>
    </style:style>
    <style:style style:name="P117" style:family="paragraph" style:parent-style-name="Standard" style:list-style-name="L1">
      <style:paragraph-properties fo:text-align="start" style:justify-single-word="false"/>
      <style:text-properties fo:font-size="12pt" fo:font-style="normal" fo:font-weight="normal" officeooo:rsid="007a3eb9" officeooo:paragraph-rsid="008007ea" style:font-size-asian="10.5pt" style:font-style-asian="normal" style:font-weight-asian="normal" style:font-size-complex="12pt" style:font-style-complex="normal" style:font-weight-complex="normal"/>
    </style:style>
    <style:style style:name="P118" style:family="paragraph" style:parent-style-name="Standard" style:list-style-name="L1">
      <style:paragraph-properties fo:text-align="start" style:justify-single-word="false"/>
      <style:text-properties fo:font-size="12pt" fo:font-style="normal" fo:font-weight="normal" officeooo:rsid="00861aac" officeooo:paragraph-rsid="0088d574" style:font-size-asian="10.5pt" style:font-style-asian="normal" style:font-weight-asian="normal" style:font-size-complex="12pt" style:font-style-complex="normal" style:font-weight-complex="normal"/>
    </style:style>
    <style:style style:name="P119" style:family="paragraph" style:parent-style-name="Standard" style:list-style-name="L1">
      <style:paragraph-properties fo:text-align="start" style:justify-single-word="false"/>
      <style:text-properties fo:font-size="12pt" fo:font-style="normal" fo:font-weight="normal" officeooo:rsid="007b7124" officeooo:paragraph-rsid="008007ea" style:font-size-asian="10.5pt" style:font-style-asian="normal" style:font-weight-asian="normal" style:font-size-complex="12pt" style:font-style-complex="normal" style:font-weight-complex="normal"/>
    </style:style>
    <style:style style:name="P120" style:family="paragraph" style:parent-style-name="Standard" style:list-style-name="L1">
      <style:paragraph-properties fo:text-align="start" style:justify-single-word="false"/>
      <style:text-properties fo:font-size="12pt" fo:font-style="normal" fo:font-weight="normal" officeooo:rsid="0097d1b4" officeooo:paragraph-rsid="0097d1b4" style:font-size-asian="10.5pt" style:font-style-asian="normal" style:font-weight-asian="normal" style:font-size-complex="12pt" style:font-style-complex="normal" style:font-weight-complex="normal"/>
    </style:style>
    <style:style style:name="P121" style:family="paragraph" style:parent-style-name="Standard" style:list-style-name="L1">
      <style:paragraph-properties fo:text-align="start" style:justify-single-word="false"/>
      <style:text-properties fo:font-size="12pt" fo:font-style="normal" fo:font-weight="normal" officeooo:rsid="008a1004" officeooo:paragraph-rsid="008a1004" style:font-size-asian="10.5pt" style:font-style-asian="normal" style:font-weight-asian="normal" style:font-size-complex="12pt" style:font-style-complex="normal" style:font-weight-complex="normal"/>
    </style:style>
    <style:style style:name="P122" style:family="paragraph" style:parent-style-name="Standard" style:list-style-name="L1">
      <style:paragraph-properties fo:text-align="start" style:justify-single-word="false"/>
      <style:text-properties fo:font-size="12pt" fo:font-style="normal" fo:font-weight="normal" officeooo:rsid="009d6866" officeooo:paragraph-rsid="00a3fbca" style:font-size-asian="10.5pt" style:font-style-asian="normal" style:font-weight-asian="normal" style:font-size-complex="12pt" style:font-style-complex="normal" style:font-weight-complex="normal"/>
    </style:style>
    <style:style style:name="P123" style:family="paragraph" style:parent-style-name="Standard" style:list-style-name="L1">
      <style:paragraph-properties fo:text-align="start" style:justify-single-word="false"/>
      <style:text-properties fo:font-size="12pt" fo:font-style="normal" fo:font-weight="normal" officeooo:rsid="009f54a6" officeooo:paragraph-rsid="00a3fbca" style:font-size-asian="10.5pt" style:font-style-asian="normal" style:font-weight-asian="normal" style:font-size-complex="12pt" style:font-style-complex="normal" style:font-weight-complex="normal"/>
    </style:style>
    <style:style style:name="P124" style:family="paragraph" style:parent-style-name="Standard" style:list-style-name="L1">
      <style:paragraph-properties fo:text-align="start" style:justify-single-word="false"/>
      <style:text-properties fo:font-size="12pt" fo:font-style="normal" fo:font-weight="normal" officeooo:rsid="009f7035" officeooo:paragraph-rsid="00a3fbca" style:font-size-asian="10.5pt" style:font-style-asian="normal" style:font-weight-asian="normal" style:font-size-complex="12pt" style:font-style-complex="normal" style:font-weight-complex="normal"/>
    </style:style>
    <style:style style:name="P125" style:family="paragraph" style:parent-style-name="Standard" style:list-style-name="L1">
      <style:paragraph-properties fo:text-align="start" style:justify-single-word="false"/>
      <style:text-properties fo:font-size="12pt" fo:font-style="normal" fo:font-weight="normal" officeooo:rsid="00a18038" officeooo:paragraph-rsid="00a3fbca" style:font-size-asian="10.5pt" style:font-style-asian="normal" style:font-weight-asian="normal" style:font-size-complex="12pt" style:font-style-complex="normal" style:font-weight-complex="normal"/>
    </style:style>
    <style:style style:name="P126" style:family="paragraph" style:parent-style-name="Standard" style:list-style-name="L1">
      <style:paragraph-properties fo:text-align="start" style:justify-single-word="false"/>
      <style:text-properties fo:font-size="12pt" fo:font-style="normal" fo:font-weight="normal" officeooo:rsid="00a1a746" officeooo:paragraph-rsid="00a3fbca" style:font-size-asian="10.5pt" style:font-style-asian="normal" style:font-weight-asian="normal" style:font-size-complex="12pt" style:font-style-complex="normal" style:font-weight-complex="normal"/>
    </style:style>
    <style:style style:name="P127" style:family="paragraph" style:parent-style-name="Standard" style:list-style-name="L1">
      <style:paragraph-properties fo:text-align="start" style:justify-single-word="false"/>
      <style:text-properties fo:font-size="12pt" fo:font-style="normal" fo:font-weight="normal" officeooo:rsid="00a3fbca" officeooo:paragraph-rsid="00a3fbca" style:font-size-asian="10.5pt" style:font-style-asian="normal" style:font-weight-asian="normal" style:font-size-complex="12pt" style:font-style-complex="normal" style:font-weight-complex="normal"/>
    </style:style>
    <style:style style:name="P128" style:family="paragraph" style:parent-style-name="Standard" style:list-style-name="L1">
      <style:paragraph-properties fo:text-align="start" style:justify-single-word="false"/>
      <style:text-properties fo:font-size="12pt" fo:font-style="normal" fo:font-weight="normal" officeooo:rsid="00b6ac8a" officeooo:paragraph-rsid="00b6ac8a" style:font-size-asian="10.5pt" style:font-style-asian="normal" style:font-weight-asian="normal" style:font-size-complex="12pt" style:font-style-complex="normal" style:font-weight-complex="normal"/>
    </style:style>
    <style:style style:name="P129" style:family="paragraph" style:parent-style-name="Standard" style:list-style-name="L1">
      <style:paragraph-properties fo:text-align="start" style:justify-single-word="false"/>
      <style:text-properties fo:font-size="12pt" fo:font-style="normal" fo:font-weight="normal" officeooo:rsid="00b928e5" officeooo:paragraph-rsid="00b928e5" style:font-size-asian="10.5pt" style:font-style-asian="normal" style:font-weight-asian="normal" style:font-size-complex="12pt" style:font-style-complex="normal" style:font-weight-complex="normal"/>
    </style:style>
    <style:style style:name="P130" style:family="paragraph" style:parent-style-name="Standard" style:list-style-name="L1">
      <style:paragraph-properties fo:text-align="start" style:justify-single-word="false"/>
      <style:text-properties fo:font-size="12pt" fo:font-style="normal" fo:font-weight="normal" officeooo:rsid="00b56dab" officeooo:paragraph-rsid="00b6ac8a" style:font-size-asian="10.5pt" style:font-style-asian="normal" style:font-weight-asian="normal" style:font-size-complex="12pt" style:font-style-complex="normal" style:font-weight-complex="normal"/>
    </style:style>
    <style:style style:name="P131" style:family="paragraph" style:parent-style-name="Standard" style:list-style-name="L1">
      <style:paragraph-properties fo:text-align="start" style:justify-single-word="false"/>
      <style:text-properties fo:font-size="12pt" fo:font-style="normal" fo:font-weight="normal" officeooo:rsid="00c94f1f" officeooo:paragraph-rsid="00d2a3c5" style:font-size-asian="10.5pt" style:font-style-asian="normal" style:font-weight-asian="normal" style:font-size-complex="12pt" style:font-style-complex="normal" style:font-weight-complex="normal"/>
    </style:style>
    <style:style style:name="P132" style:family="paragraph" style:parent-style-name="Standard" style:list-style-name="L1">
      <style:paragraph-properties fo:text-align="start" style:justify-single-word="false"/>
      <style:text-properties fo:font-size="12pt" fo:font-style="normal" fo:font-weight="normal" officeooo:rsid="00cac1c9" officeooo:paragraph-rsid="00d2a3c5" style:font-size-asian="10.5pt" style:font-style-asian="normal" style:font-weight-asian="normal" style:font-size-complex="12pt" style:font-style-complex="normal" style:font-weight-complex="normal"/>
    </style:style>
    <style:style style:name="P133" style:family="paragraph" style:parent-style-name="Standard" style:list-style-name="L1">
      <style:paragraph-properties fo:text-align="start" style:justify-single-word="false"/>
      <style:text-properties fo:font-size="12pt" fo:font-style="normal" fo:font-weight="normal" officeooo:rsid="00ce8817" officeooo:paragraph-rsid="00d2a3c5" style:font-size-asian="10.5pt" style:font-style-asian="normal" style:font-weight-asian="normal" style:font-size-complex="12pt" style:font-style-complex="normal" style:font-weight-complex="normal"/>
    </style:style>
    <style:style style:name="P134" style:family="paragraph" style:parent-style-name="Standard" style:list-style-name="L1">
      <style:paragraph-properties fo:text-align="start" style:justify-single-word="false"/>
      <style:text-properties fo:font-size="12pt" fo:font-style="normal" fo:font-weight="normal" officeooo:rsid="00d21ae5" officeooo:paragraph-rsid="00d2a3c5"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fo:font-size="12pt" fo:font-style="normal" fo:font-weight="normal" officeooo:rsid="00d21ae5" officeooo:paragraph-rsid="00d21ae5" style:font-size-asian="10.5pt" style:font-style-asian="normal" style:font-weight-asian="normal" style:font-size-complex="12pt" style:font-style-complex="normal" style:font-weight-complex="normal"/>
    </style:style>
    <style:style style:name="P136" style:family="paragraph" style:parent-style-name="Standard" style:list-style-name="L1">
      <style:paragraph-properties fo:text-align="start" style:justify-single-word="false"/>
      <style:text-properties fo:font-size="12pt" fo:font-style="normal" fo:font-weight="normal" officeooo:rsid="00d5676c" officeooo:paragraph-rsid="00dc2051" style:font-size-asian="10.5pt" style:font-style-asian="normal" style:font-weight-asian="normal" style:font-size-complex="12pt" style:font-style-complex="normal" style:font-weight-complex="normal"/>
    </style:style>
    <style:style style:name="P137" style:family="paragraph" style:parent-style-name="Standard" style:list-style-name="L1">
      <style:paragraph-properties fo:text-align="start" style:justify-single-word="false"/>
      <style:text-properties fo:font-size="12pt" fo:font-style="normal" fo:font-weight="normal" officeooo:rsid="00d7338b" officeooo:paragraph-rsid="00dc2051" style:font-size-asian="10.5pt" style:font-style-asian="normal" style:font-weight-asian="normal" style:font-size-complex="12pt" style:font-style-complex="normal" style:font-weight-complex="normal"/>
    </style:style>
    <style:style style:name="P138" style:family="paragraph" style:parent-style-name="Standard" style:list-style-name="L1">
      <style:paragraph-properties fo:text-align="start" style:justify-single-word="false"/>
      <style:text-properties fo:font-size="12pt" fo:font-style="normal" fo:font-weight="normal" officeooo:rsid="00df00a9" officeooo:paragraph-rsid="00e549ae" style:font-size-asian="10.5pt" style:font-style-asian="normal" style:font-weight-asian="normal" style:font-size-complex="12pt" style:font-style-complex="normal" style:font-weight-complex="normal"/>
    </style:style>
    <style:style style:name="P139" style:family="paragraph" style:parent-style-name="Standard" style:list-style-name="L1">
      <style:paragraph-properties fo:text-align="start" style:justify-single-word="false"/>
      <style:text-properties fo:font-size="12pt" fo:font-style="normal" fo:font-weight="normal" officeooo:rsid="00df4b45" officeooo:paragraph-rsid="00e549ae"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fo:font-size="12pt" fo:font-style="normal" fo:font-weight="normal" officeooo:rsid="00df4b45" officeooo:paragraph-rsid="00de9b98" style:font-size-asian="10.5pt" style:font-style-asian="normal" style:font-weight-asian="normal" style:font-size-complex="12pt" style:font-style-complex="normal" style:font-weight-complex="normal"/>
    </style:style>
    <style:style style:name="P141" style:family="paragraph" style:parent-style-name="Standard" style:list-style-name="L1">
      <style:paragraph-properties fo:text-align="start" style:justify-single-word="false"/>
      <style:text-properties fo:font-size="12pt" fo:font-style="normal" fo:font-weight="normal" officeooo:rsid="00e0a570" officeooo:paragraph-rsid="00e549ae"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fo:font-size="12pt" fo:font-style="normal" fo:font-weight="normal" officeooo:rsid="00e0a570" officeooo:paragraph-rsid="00de9b98" style:font-size-asian="10.5pt" style:font-style-asian="normal" style:font-weight-asian="normal" style:font-size-complex="12pt" style:font-style-complex="normal" style:font-weight-complex="normal"/>
    </style:style>
    <style:style style:name="P143" style:family="paragraph" style:parent-style-name="Standard" style:list-style-name="L3">
      <style:paragraph-properties fo:text-align="start" style:justify-single-word="false"/>
      <style:text-properties fo:font-size="12pt" fo:font-style="normal" fo:font-weight="normal" officeooo:rsid="007597c0" officeooo:paragraph-rsid="007597c0"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fo:font-size="12pt" fo:font-style="normal" fo:font-weight="normal" officeooo:rsid="00cc411f" officeooo:paragraph-rsid="00c875b6"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fo:font-size="12pt" fo:font-style="normal" fo:font-weight="normal" officeooo:rsid="00e92756" officeooo:paragraph-rsid="00e92756" style:font-size-asian="10.5pt" style:font-style-asian="normal" style:font-weight-asian="normal" style:font-size-complex="12pt" style:font-style-complex="normal" style:font-weight-complex="normal"/>
    </style:style>
    <style:style style:name="T1" style:family="text">
      <style:text-properties officeooo:rsid="000de229"/>
    </style:style>
    <style:style style:name="T2" style:family="text">
      <style:text-properties officeooo:rsid="000f689e"/>
    </style:style>
    <style:style style:name="T3" style:family="text">
      <style:text-properties officeooo:rsid="0013ccb6"/>
    </style:style>
    <style:style style:name="T4" style:family="text">
      <style:text-properties officeooo:rsid="00157cbb"/>
    </style:style>
    <style:style style:name="T5" style:family="text">
      <style:text-properties officeooo:rsid="0017b8b2"/>
    </style:style>
    <style:style style:name="T6" style:family="text">
      <style:text-properties fo:font-weight="normal" style:font-weight-asian="normal" style:font-weight-complex="normal"/>
    </style:style>
    <style:style style:name="T7" style:family="text">
      <style:text-properties fo:font-weight="normal" officeooo:rsid="002bb909" style:font-weight-asian="normal" style:font-weight-complex="normal"/>
    </style:style>
    <style:style style:name="T8" style:family="text">
      <style:text-properties fo:font-weight="normal" officeooo:rsid="002ce39e" style:font-weight-asian="normal" style:font-weight-complex="normal"/>
    </style:style>
    <style:style style:name="T9" style:family="text">
      <style:text-properties fo:font-weight="normal" officeooo:rsid="002e1f90" style:font-weight-asian="normal" style:font-weight-complex="normal"/>
    </style:style>
    <style:style style:name="T10" style:family="text">
      <style:text-properties fo:font-weight="normal" officeooo:rsid="002fe4dd" style:font-weight-asian="normal" style:font-weight-complex="normal"/>
    </style:style>
    <style:style style:name="T11" style:family="text">
      <style:text-properties fo:font-weight="normal" officeooo:rsid="00335889" style:font-weight-asian="normal" style:font-weight-complex="normal"/>
    </style:style>
    <style:style style:name="T12" style:family="text">
      <style:text-properties fo:font-weight="normal" officeooo:rsid="00385459" style:font-weight-asian="normal" style:font-weight-complex="normal"/>
    </style:style>
    <style:style style:name="T13" style:family="text">
      <style:text-properties fo:font-weight="normal" officeooo:rsid="003b97d5" style:font-weight-asian="normal" style:font-weight-complex="normal"/>
    </style:style>
    <style:style style:name="T14" style:family="text">
      <style:text-properties fo:font-weight="normal" officeooo:rsid="0047357c" style:font-weight-asian="normal" style:font-weight-complex="normal"/>
    </style:style>
    <style:style style:name="T15" style:family="text">
      <style:text-properties fo:font-weight="normal" officeooo:rsid="004842a3" style:font-weight-asian="normal" style:font-weight-complex="normal"/>
    </style:style>
    <style:style style:name="T16" style:family="text">
      <style:text-properties fo:font-weight="normal" officeooo:rsid="0048c625" style:font-weight-asian="normal" style:font-weight-complex="normal"/>
    </style:style>
    <style:style style:name="T17" style:family="text">
      <style:text-properties fo:font-weight="normal" officeooo:rsid="00501e7b" style:font-weight-asian="normal" style:font-weight-complex="normal"/>
    </style:style>
    <style:style style:name="T18" style:family="text">
      <style:text-properties fo:font-weight="normal" officeooo:rsid="00511d1e" style:font-weight-asian="normal" style:font-weight-complex="normal"/>
    </style:style>
    <style:style style:name="T19" style:family="text">
      <style:text-properties fo:font-weight="normal" officeooo:rsid="0051a30f" style:font-weight-asian="normal" style:font-weight-complex="normal"/>
    </style:style>
    <style:style style:name="T20" style:family="text">
      <style:text-properties fo:font-weight="normal" officeooo:rsid="00526da0" style:font-weight-asian="normal" style:font-weight-complex="normal"/>
    </style:style>
    <style:style style:name="T21" style:family="text">
      <style:text-properties fo:font-weight="normal" officeooo:rsid="00544eb4" style:font-weight-asian="normal" style:font-weight-complex="normal"/>
    </style:style>
    <style:style style:name="T22" style:family="text">
      <style:text-properties fo:font-weight="normal" officeooo:rsid="0056fb72" style:font-weight-asian="normal" style:font-weight-complex="normal"/>
    </style:style>
    <style:style style:name="T23" style:family="text">
      <style:text-properties fo:font-weight="normal" officeooo:rsid="0058f499" style:font-weight-asian="normal" style:font-weight-complex="normal"/>
    </style:style>
    <style:style style:name="T24" style:family="text">
      <style:text-properties fo:font-weight="normal" officeooo:rsid="0059ecab" style:font-weight-asian="normal" style:font-weight-complex="normal"/>
    </style:style>
    <style:style style:name="T25" style:family="text">
      <style:text-properties fo:font-weight="normal" officeooo:rsid="005aefe5" style:font-weight-asian="normal" style:font-weight-complex="normal"/>
    </style:style>
    <style:style style:name="T26" style:family="text">
      <style:text-properties fo:font-weight="normal" officeooo:rsid="005cbb00" style:font-weight-asian="normal" style:font-weight-complex="normal"/>
    </style:style>
    <style:style style:name="T27" style:family="text">
      <style:text-properties fo:font-weight="normal" officeooo:rsid="005d85a5" style:font-weight-asian="normal" style:font-weight-complex="normal"/>
    </style:style>
    <style:style style:name="T28" style:family="text">
      <style:text-properties fo:font-weight="normal" officeooo:rsid="00602495" style:font-weight-asian="normal" style:font-weight-complex="normal"/>
    </style:style>
    <style:style style:name="T29" style:family="text">
      <style:text-properties fo:font-weight="normal" officeooo:rsid="0061e378" style:font-weight-asian="normal" style:font-weight-complex="normal"/>
    </style:style>
    <style:style style:name="T30" style:family="text">
      <style:text-properties fo:font-weight="normal" officeooo:rsid="00620bac" style:font-weight-asian="normal" style:font-weight-complex="normal"/>
    </style:style>
    <style:style style:name="T31" style:family="text">
      <style:text-properties fo:font-weight="normal" officeooo:rsid="006aea72" style:font-weight-asian="normal" style:font-weight-complex="normal"/>
    </style:style>
    <style:style style:name="T32" style:family="text">
      <style:text-properties fo:font-weight="normal" officeooo:rsid="0076c8f8" style:font-weight-asian="normal" style:font-weight-complex="normal"/>
    </style:style>
    <style:style style:name="T33" style:family="text">
      <style:text-properties fo:font-weight="normal" officeooo:rsid="007a3eb9" style:font-weight-asian="normal" style:font-weight-complex="normal"/>
    </style:style>
    <style:style style:name="T34" style:family="text">
      <style:text-properties fo:font-weight="normal" officeooo:rsid="007b7124" style:font-weight-asian="normal" style:font-weight-complex="normal"/>
    </style:style>
    <style:style style:name="T35" style:family="text">
      <style:text-properties fo:font-weight="normal" officeooo:rsid="007c9af7" style:font-weight-asian="normal" style:font-weight-complex="normal"/>
    </style:style>
    <style:style style:name="T36" style:family="text">
      <style:text-properties fo:font-weight="normal" officeooo:rsid="007dc93d" style:font-weight-asian="normal" style:font-weight-complex="normal"/>
    </style:style>
    <style:style style:name="T37" style:family="text">
      <style:text-properties fo:font-weight="normal" officeooo:rsid="007f4efa" style:font-weight-asian="normal" style:font-weight-complex="normal"/>
    </style:style>
    <style:style style:name="T38" style:family="text">
      <style:text-properties fo:font-weight="normal" officeooo:rsid="008251d7" style:font-weight-asian="normal" style:font-weight-complex="normal"/>
    </style:style>
    <style:style style:name="T39" style:family="text">
      <style:text-properties fo:font-weight="normal" officeooo:rsid="0083f9c5" style:font-weight-asian="normal" style:font-weight-complex="normal"/>
    </style:style>
    <style:style style:name="T40" style:family="text">
      <style:text-properties fo:font-weight="normal" officeooo:rsid="008405e9" style:font-weight-asian="normal" style:font-weight-complex="normal"/>
    </style:style>
    <style:style style:name="T41" style:family="text">
      <style:text-properties fo:font-weight="normal" officeooo:rsid="008499ed" style:font-weight-asian="normal" style:font-weight-complex="normal"/>
    </style:style>
    <style:style style:name="T42" style:family="text">
      <style:text-properties fo:font-weight="normal" officeooo:rsid="00861aac" style:font-weight-asian="normal" style:font-weight-complex="normal"/>
    </style:style>
    <style:style style:name="T43" style:family="text">
      <style:text-properties fo:font-weight="normal" officeooo:rsid="0086dc12" style:font-weight-asian="normal" style:font-weight-complex="normal"/>
    </style:style>
    <style:style style:name="T44" style:family="text">
      <style:text-properties fo:font-weight="normal" officeooo:rsid="008c1c5e" style:font-weight-asian="normal" style:font-weight-complex="normal"/>
    </style:style>
    <style:style style:name="T45" style:family="text">
      <style:text-properties fo:font-weight="normal" officeooo:rsid="008db718" style:font-weight-asian="normal" style:font-weight-complex="normal"/>
    </style:style>
    <style:style style:name="T46" style:family="text">
      <style:text-properties fo:font-weight="normal" officeooo:rsid="008fb28b" style:font-weight-asian="normal" style:font-weight-complex="normal"/>
    </style:style>
    <style:style style:name="T47" style:family="text">
      <style:text-properties fo:font-weight="normal" officeooo:rsid="008fb965" style:font-weight-asian="normal" style:font-weight-complex="normal"/>
    </style:style>
    <style:style style:name="T48" style:family="text">
      <style:text-properties fo:font-weight="normal" officeooo:rsid="009043da" style:font-weight-asian="normal" style:font-weight-complex="normal"/>
    </style:style>
    <style:style style:name="T49" style:family="text">
      <style:text-properties fo:font-weight="normal" officeooo:rsid="0091c0f3" style:font-weight-asian="normal" style:font-weight-complex="normal"/>
    </style:style>
    <style:style style:name="T50" style:family="text">
      <style:text-properties fo:font-weight="normal" officeooo:rsid="0092d866" style:font-weight-asian="normal" style:font-weight-complex="normal"/>
    </style:style>
    <style:style style:name="T51" style:family="text">
      <style:text-properties fo:font-weight="normal" officeooo:rsid="00935ca6" style:font-weight-asian="normal" style:font-weight-complex="normal"/>
    </style:style>
    <style:style style:name="T52" style:family="text">
      <style:text-properties fo:font-weight="normal" officeooo:rsid="009475cf" style:font-weight-asian="normal" style:font-weight-complex="normal"/>
    </style:style>
    <style:style style:name="T53" style:family="text">
      <style:text-properties fo:font-weight="normal" officeooo:rsid="0095de37" style:font-weight-asian="normal" style:font-weight-complex="normal"/>
    </style:style>
    <style:style style:name="T54" style:family="text">
      <style:text-properties fo:font-weight="normal" officeooo:rsid="0097b04f" style:font-weight-asian="normal" style:font-weight-complex="normal"/>
    </style:style>
    <style:style style:name="T55" style:family="text">
      <style:text-properties fo:font-weight="normal" officeooo:rsid="009b5ede" style:font-weight-asian="normal" style:font-weight-complex="normal"/>
    </style:style>
    <style:style style:name="T56" style:family="text">
      <style:text-properties fo:font-weight="normal" officeooo:rsid="009b65ab" style:font-weight-asian="normal" style:font-weight-complex="normal"/>
    </style:style>
    <style:style style:name="T57" style:family="text">
      <style:text-properties fo:font-weight="normal" officeooo:rsid="009d4328" style:font-weight-asian="normal" style:font-weight-complex="normal"/>
    </style:style>
    <style:style style:name="T58" style:family="text">
      <style:text-properties fo:font-weight="normal" officeooo:rsid="009d6866" style:font-weight-asian="normal" style:font-weight-complex="normal"/>
    </style:style>
    <style:style style:name="T59" style:family="text">
      <style:text-properties fo:font-weight="normal" officeooo:rsid="009f54a6" style:font-weight-asian="normal" style:font-weight-complex="normal"/>
    </style:style>
    <style:style style:name="T60" style:family="text">
      <style:text-properties fo:font-weight="normal" officeooo:rsid="009f7035" style:font-weight-asian="normal" style:font-weight-complex="normal"/>
    </style:style>
    <style:style style:name="T61" style:family="text">
      <style:text-properties fo:font-weight="normal" officeooo:rsid="00a04507" style:font-weight-asian="normal" style:font-weight-complex="normal"/>
    </style:style>
    <style:style style:name="T62" style:family="text">
      <style:text-properties fo:font-weight="normal" officeooo:rsid="00a18038" style:font-weight-asian="normal" style:font-weight-complex="normal"/>
    </style:style>
    <style:style style:name="T63" style:family="text">
      <style:text-properties fo:font-weight="normal" officeooo:rsid="00a1a746" style:font-weight-asian="normal" style:font-weight-complex="normal"/>
    </style:style>
    <style:style style:name="T64" style:family="text">
      <style:text-properties fo:font-weight="normal" officeooo:rsid="00a3fbca" style:font-weight-asian="normal" style:font-weight-complex="normal"/>
    </style:style>
    <style:style style:name="T65" style:family="text">
      <style:text-properties fo:font-weight="normal" officeooo:rsid="00a5c4b7" style:font-weight-asian="normal" style:font-weight-complex="normal"/>
    </style:style>
    <style:style style:name="T66" style:family="text">
      <style:text-properties fo:font-weight="normal" officeooo:rsid="00a736e7" style:font-weight-asian="normal" style:font-weight-complex="normal"/>
    </style:style>
    <style:style style:name="T67" style:family="text">
      <style:text-properties fo:font-weight="normal" officeooo:rsid="00a78894" style:font-weight-asian="normal" style:font-weight-complex="normal"/>
    </style:style>
    <style:style style:name="T68" style:family="text">
      <style:text-properties fo:font-weight="normal" officeooo:rsid="00a875a2" style:font-weight-asian="normal" style:font-weight-complex="normal"/>
    </style:style>
    <style:style style:name="T69" style:family="text">
      <style:text-properties fo:font-weight="normal" officeooo:rsid="00a94e0d" style:font-weight-asian="normal" style:font-weight-complex="normal"/>
    </style:style>
    <style:style style:name="T70" style:family="text">
      <style:text-properties fo:font-weight="normal" officeooo:rsid="00a95b0b" style:font-weight-asian="normal" style:font-weight-complex="normal"/>
    </style:style>
    <style:style style:name="T71" style:family="text">
      <style:text-properties fo:font-weight="normal" officeooo:rsid="00ab2ee0" style:font-weight-asian="normal" style:font-weight-complex="normal"/>
    </style:style>
    <style:style style:name="T72" style:family="text">
      <style:text-properties fo:font-weight="normal" officeooo:rsid="00ae396b" style:font-weight-asian="normal" style:font-weight-complex="normal"/>
    </style:style>
    <style:style style:name="T73" style:family="text">
      <style:text-properties fo:font-weight="normal" officeooo:rsid="00ae432d" style:font-weight-asian="normal" style:font-weight-complex="normal"/>
    </style:style>
    <style:style style:name="T74" style:family="text">
      <style:text-properties fo:font-weight="normal" officeooo:rsid="00afc082" style:font-weight-asian="normal" style:font-weight-complex="normal"/>
    </style:style>
    <style:style style:name="T75" style:family="text">
      <style:text-properties fo:font-weight="normal" officeooo:rsid="00b0e657" style:font-weight-asian="normal" style:font-weight-complex="normal"/>
    </style:style>
    <style:style style:name="T76" style:family="text">
      <style:text-properties fo:font-weight="normal" officeooo:rsid="00b1ee42" style:font-weight-asian="normal" style:font-weight-complex="normal"/>
    </style:style>
    <style:style style:name="T77" style:family="text">
      <style:text-properties fo:font-weight="normal" officeooo:rsid="00b23c73" style:font-weight-asian="normal" style:font-weight-complex="normal"/>
    </style:style>
    <style:style style:name="T78" style:family="text">
      <style:text-properties fo:font-weight="normal" officeooo:rsid="00b44e8e" style:font-weight-asian="normal" style:font-weight-complex="normal"/>
    </style:style>
    <style:style style:name="T79" style:family="text">
      <style:text-properties fo:font-weight="normal" officeooo:rsid="00b4a319" style:font-weight-asian="normal" style:font-weight-complex="normal"/>
    </style:style>
    <style:style style:name="T80" style:family="text">
      <style:text-properties fo:font-weight="normal" officeooo:rsid="00b56dab" style:font-weight-asian="normal" style:font-weight-complex="normal"/>
    </style:style>
    <style:style style:name="T81" style:family="text">
      <style:text-properties fo:font-weight="normal" officeooo:rsid="00b9d553" style:font-weight-asian="normal" style:font-weight-complex="normal"/>
    </style:style>
    <style:style style:name="T82" style:family="text">
      <style:text-properties fo:font-weight="normal" officeooo:rsid="00ba456a" style:font-weight-asian="normal" style:font-weight-complex="normal"/>
    </style:style>
    <style:style style:name="T83" style:family="text">
      <style:text-properties fo:font-weight="normal" officeooo:rsid="00bcde51" style:font-weight-asian="normal" style:font-weight-complex="normal"/>
    </style:style>
    <style:style style:name="T84" style:family="text">
      <style:text-properties fo:font-weight="normal" officeooo:rsid="00be283b" style:font-weight-asian="normal" style:font-weight-complex="normal"/>
    </style:style>
    <style:style style:name="T85" style:family="text">
      <style:text-properties fo:font-weight="normal" officeooo:rsid="00bf744a" style:font-weight-asian="normal" style:font-weight-complex="normal"/>
    </style:style>
    <style:style style:name="T86" style:family="text">
      <style:text-properties fo:font-weight="normal" officeooo:rsid="00c025b8" style:font-weight-asian="normal" style:font-weight-complex="normal"/>
    </style:style>
    <style:style style:name="T87" style:family="text">
      <style:text-properties fo:font-weight="normal" officeooo:rsid="00c11cf3" style:font-weight-asian="normal" style:font-weight-complex="normal"/>
    </style:style>
    <style:style style:name="T88" style:family="text">
      <style:text-properties fo:font-weight="normal" officeooo:rsid="00c40920" style:font-weight-asian="normal" style:font-weight-complex="normal"/>
    </style:style>
    <style:style style:name="T89" style:family="text">
      <style:text-properties fo:font-weight="normal" officeooo:rsid="00c5f1bc" style:font-weight-asian="normal" style:font-weight-complex="normal"/>
    </style:style>
    <style:style style:name="T90" style:family="text">
      <style:text-properties fo:font-weight="normal" officeooo:rsid="00c68954" style:font-weight-asian="normal" style:font-weight-complex="normal"/>
    </style:style>
    <style:style style:name="T91" style:family="text">
      <style:text-properties fo:font-weight="normal" officeooo:rsid="00c94f1f" style:font-weight-asian="normal" style:font-weight-complex="normal"/>
    </style:style>
    <style:style style:name="T92" style:family="text">
      <style:text-properties fo:font-weight="normal" officeooo:rsid="00cac1c9" style:font-weight-asian="normal" style:font-weight-complex="normal"/>
    </style:style>
    <style:style style:name="T93" style:family="text">
      <style:text-properties fo:font-weight="normal" officeooo:rsid="00cc411f" style:font-weight-asian="normal" style:font-weight-complex="normal"/>
    </style:style>
    <style:style style:name="T94" style:family="text">
      <style:text-properties fo:font-weight="normal" officeooo:rsid="00d05a6f" style:font-weight-asian="normal" style:font-weight-complex="normal"/>
    </style:style>
    <style:style style:name="T95" style:family="text">
      <style:text-properties fo:font-weight="normal" officeooo:rsid="00d2a3c5" style:font-weight-asian="normal" style:font-weight-complex="normal"/>
    </style:style>
    <style:style style:name="T96" style:family="text">
      <style:text-properties fo:font-weight="normal" officeooo:rsid="00df00a9" style:font-weight-asian="normal" style:font-weight-complex="normal"/>
    </style:style>
    <style:style style:name="T97" style:family="text">
      <style:text-properties fo:font-weight="normal" officeooo:rsid="00df4b45" style:font-weight-asian="normal" style:font-weight-complex="normal"/>
    </style:style>
    <style:style style:name="T98" style:family="text">
      <style:text-properties fo:font-weight="normal" officeooo:rsid="00e0a570" style:font-weight-asian="normal" style:font-weight-complex="normal"/>
    </style:style>
    <style:style style:name="T99" style:family="text">
      <style:text-properties fo:font-weight="normal" officeooo:rsid="00e242bb" style:font-weight-asian="normal" style:font-weight-complex="normal"/>
    </style:style>
    <style:style style:name="T100" style:family="text">
      <style:text-properties fo:font-weight="normal" officeooo:rsid="00e39894" style:font-weight-asian="normal" style:font-weight-complex="normal"/>
    </style:style>
    <style:style style:name="T101" style:family="text">
      <style:text-properties fo:font-weight="normal" officeooo:rsid="00e40861" style:font-weight-asian="normal" style:font-weight-complex="normal"/>
    </style:style>
    <style:style style:name="T102" style:family="text">
      <style:text-properties fo:font-weight="normal" officeooo:rsid="00e549ae" style:font-weight-asian="normal" style:font-weight-complex="normal"/>
    </style:style>
    <style:style style:name="T103" style:family="text">
      <style:text-properties fo:font-weight="normal" officeooo:rsid="00e8d747" style:font-weight-asian="normal" style:font-weight-complex="normal"/>
    </style:style>
    <style:style style:name="T104" style:family="text">
      <style:text-properties fo:font-weight="normal" officeooo:rsid="00ecb679" style:font-weight-asian="normal" style:font-weight-complex="normal"/>
    </style:style>
    <style:style style:name="T105" style:family="text">
      <style:text-properties fo:font-weight="normal" officeooo:rsid="00ecebf0" style:font-weight-asian="normal" style:font-weight-complex="normal"/>
    </style:style>
    <style:style style:name="T106" style:family="text">
      <style:text-properties fo:font-weight="normal" officeooo:rsid="00ee8e42" style:font-weight-asian="normal" style:font-weight-complex="normal"/>
    </style:style>
    <style:style style:name="T107" style:family="text">
      <style:text-properties officeooo:rsid="001b9d49"/>
    </style:style>
    <style:style style:name="T108" style:family="text">
      <style:text-properties officeooo:rsid="001ca836"/>
    </style:style>
    <style:style style:name="T109" style:family="text">
      <style:text-properties officeooo:rsid="001fecd6"/>
    </style:style>
    <style:style style:name="T110" style:family="text">
      <style:text-properties officeooo:rsid="00205150"/>
    </style:style>
    <style:style style:name="T111" style:family="text">
      <style:text-properties officeooo:rsid="0025b187"/>
    </style:style>
    <style:style style:name="T112" style:family="text">
      <style:text-properties officeooo:rsid="002711c1"/>
    </style:style>
    <style:style style:name="T113" style:family="text">
      <style:text-properties officeooo:rsid="0028f2fc"/>
    </style:style>
    <style:style style:name="T114" style:family="text">
      <style:text-properties officeooo:rsid="002e1f90"/>
    </style:style>
    <style:style style:name="T115" style:family="text">
      <style:text-properties fo:font-weight="bold" style:font-weight-asian="bold" style:font-weight-complex="bold"/>
    </style:style>
    <style:style style:name="T116" style:family="text">
      <style:text-properties fo:font-weight="bold" officeooo:rsid="00648c6b" style:font-weight-asian="bold" style:font-weight-complex="bold"/>
    </style:style>
    <style:style style:name="T117" style:family="text">
      <style:text-properties fo:font-weight="bold" officeooo:rsid="00668af5" style:font-weight-asian="bold" style:font-weight-complex="bold"/>
    </style:style>
    <style:style style:name="T118" style:family="text">
      <style:text-properties fo:font-weight="bold" officeooo:rsid="0068aada" style:font-weight-asian="bold" style:font-weight-complex="bold"/>
    </style:style>
    <style:style style:name="T119" style:family="text">
      <style:text-properties fo:font-weight="bold" officeooo:rsid="0078b1f3" style:font-weight-asian="bold" style:font-weight-complex="bold"/>
    </style:style>
    <style:style style:name="T120" style:family="text">
      <style:text-properties fo:font-weight="bold" officeooo:rsid="00d7338b" style:font-weight-asian="bold" style:font-weight-complex="bold"/>
    </style:style>
    <style:style style:name="T121" style:family="text">
      <style:text-properties fo:font-weight="bold" officeooo:rsid="00d84236" style:font-weight-asian="bold" style:font-weight-complex="bold"/>
    </style:style>
    <style:style style:name="T122" style:family="text">
      <style:text-properties fo:font-weight="bold" officeooo:rsid="00da2613" style:font-weight-asian="bold" style:font-weight-complex="bold"/>
    </style:style>
    <style:style style:name="T123" style:family="text">
      <style:text-properties officeooo:rsid="002fe4dd"/>
    </style:style>
    <style:style style:name="T124" style:family="text">
      <style:text-properties officeooo:rsid="003ee457"/>
    </style:style>
    <style:style style:name="T125" style:family="text">
      <style:text-properties officeooo:rsid="003faa84"/>
    </style:style>
    <style:style style:name="T126" style:family="text">
      <style:text-properties officeooo:rsid="0040e79f"/>
    </style:style>
    <style:style style:name="T127" style:family="text">
      <style:text-properties officeooo:rsid="004411d7"/>
    </style:style>
    <style:style style:name="T128" style:family="text">
      <style:text-properties officeooo:rsid="004a6e8c"/>
    </style:style>
    <style:style style:name="T129" style:family="text">
      <style:text-properties officeooo:rsid="004b139c"/>
    </style:style>
    <style:style style:name="T130" style:family="text">
      <style:text-properties officeooo:rsid="005aefe5"/>
    </style:style>
    <style:style style:name="T131" style:family="text">
      <style:text-properties officeooo:rsid="005d85a5"/>
    </style:style>
    <style:style style:name="T132" style:family="text">
      <style:text-properties officeooo:rsid="00620bac"/>
    </style:style>
    <style:style style:name="T133" style:family="text">
      <style:text-properties officeooo:rsid="0064245b"/>
    </style:style>
    <style:style style:name="T134" style:family="text">
      <style:text-properties officeooo:rsid="00648c6b"/>
    </style:style>
    <style:style style:name="T135" style:family="text">
      <style:text-properties officeooo:rsid="00668af5"/>
    </style:style>
    <style:style style:name="T136" style:family="text">
      <style:text-properties officeooo:rsid="006863ea"/>
    </style:style>
    <style:style style:name="T137" style:family="text">
      <style:text-properties officeooo:rsid="0068aada"/>
    </style:style>
    <style:style style:name="T138" style:family="text">
      <style:text-properties officeooo:rsid="006ec777"/>
    </style:style>
    <style:style style:name="T139" style:family="text">
      <style:text-properties officeooo:rsid="00722660"/>
    </style:style>
    <style:style style:name="T140" style:family="text">
      <style:text-properties officeooo:rsid="00774aca"/>
    </style:style>
    <style:style style:name="T141" style:family="text">
      <style:text-properties officeooo:rsid="0078b1f3"/>
    </style:style>
    <style:style style:name="T142" style:family="text">
      <style:text-properties officeooo:rsid="007b7124"/>
    </style:style>
    <style:style style:name="T143" style:family="text">
      <style:text-properties officeooo:rsid="008007ea"/>
    </style:style>
    <style:style style:name="T144" style:family="text">
      <style:text-properties officeooo:rsid="008405e9"/>
    </style:style>
    <style:style style:name="T145" style:family="text">
      <style:text-properties officeooo:rsid="00861aac"/>
    </style:style>
    <style:style style:name="T146" style:family="text">
      <style:text-properties officeooo:rsid="0091c0f3"/>
    </style:style>
    <style:style style:name="T147" style:family="text">
      <style:text-properties officeooo:rsid="0092d866"/>
    </style:style>
    <style:style style:name="T148" style:family="text">
      <style:text-properties officeooo:rsid="009475cf"/>
    </style:style>
    <style:style style:name="T149" style:family="text">
      <style:text-properties officeooo:rsid="0097b04f"/>
    </style:style>
    <style:style style:name="T150" style:family="text">
      <style:text-properties officeooo:rsid="009d4328"/>
    </style:style>
    <style:style style:name="T151" style:family="text">
      <style:text-properties officeooo:rsid="009f7035"/>
    </style:style>
    <style:style style:name="T152" style:family="text">
      <style:text-properties officeooo:rsid="00a04507"/>
    </style:style>
    <style:style style:name="T153" style:family="text">
      <style:text-properties officeooo:rsid="00a1a746"/>
    </style:style>
    <style:style style:name="T154" style:family="text">
      <style:text-properties officeooo:rsid="00a2fcbb"/>
    </style:style>
    <style:style style:name="T155" style:family="text">
      <style:text-properties officeooo:rsid="00ab2ee0"/>
    </style:style>
    <style:style style:name="T156" style:family="text">
      <style:text-properties officeooo:rsid="00b4a319"/>
    </style:style>
    <style:style style:name="T157" style:family="text">
      <style:text-properties officeooo:rsid="00b56dab"/>
    </style:style>
    <style:style style:name="T158" style:family="text">
      <style:text-properties officeooo:rsid="00b7324c"/>
    </style:style>
    <style:style style:name="T159" style:family="text">
      <style:text-properties officeooo:rsid="00c94f1f"/>
    </style:style>
    <style:style style:name="T160" style:family="text">
      <style:text-properties officeooo:rsid="00cac1c9"/>
    </style:style>
    <style:style style:name="T161" style:family="text">
      <style:text-properties officeooo:rsid="00cc411f"/>
    </style:style>
    <style:style style:name="T162" style:family="text">
      <style:text-properties officeooo:rsid="00d462ea"/>
    </style:style>
    <style:style style:name="T163" style:family="text">
      <style:text-properties officeooo:rsid="00d7338b"/>
    </style:style>
    <style:style style:name="T164" style:family="text">
      <style:text-properties officeooo:rsid="00d84236"/>
    </style:style>
    <style:style style:name="T165" style:family="text">
      <style:text-properties officeooo:rsid="00df00a9"/>
    </style:style>
    <style:style style:name="T166" style:family="text">
      <style:text-properties officeooo:rsid="00df4b45"/>
    </style:style>
    <style:style style:name="T167" style:family="text">
      <style:text-properties officeooo:rsid="00e0a570"/>
    </style:style>
    <style:style style:name="T168" style:family="text">
      <style:text-properties officeooo:rsid="00e549ae"/>
    </style:style>
    <style:style style:name="T169" style:family="text">
      <style:text-properties officeooo:rsid="00ea4d70"/>
    </style:style>
    <style:style style:name="T170" style:family="text">
      <style:text-properties officeooo:rsid="00ecebf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Github <text:span text:style-name="T3">Mastery</text:span></text:p>
      <text:p text:style-name="P3"/>
      <text:p text:style-name="P43">Command index:</text:p>
      <text:list xml:id="list3575259038" text:style-name="L1">
        <text:list-item>
          <text:p text:style-name="P77">git checkout</text:p>
          <text:list>
            <text:list-item>
              <text:p text:style-name="P82">moves header pointer from one commit to another</text:p>
            </text:list-item>
            <text:list-item>
              <text:p text:style-name="P82">moves data from repository into working area based on the commit you checked out</text:p>
            </text:list-item>
          </text:list>
        </text:list-item>
        <text:list-item>
          <text:p text:style-name="P77">git add</text:p>
          <text:list>
            <text:list-item>
              <text:p text:style-name="P82">simply moves data from the working area to the index</text:p>
            </text:list-item>
          </text:list>
        </text:list-item>
        <text:list-item>
          <text:p text:style-name="P78">git status</text:p>
          <text:list>
            <text:list-item>
              <text:p text:style-name="P83">see if working area is up to date with the index area</text:p>
            </text:list-item>
          </text:list>
        </text:list-item>
        <text:list-item>
          <text:p text:style-name="P79">git diff</text:p>
          <text:list>
            <text:list-item>
              <text:p text:style-name="P84">more-detailed comparison of working area to index area</text:p>
            </text:list-item>
          </text:list>
        </text:list-item>
        <text:list-item>
          <text:p text:style-name="P78">git diff --<text:span text:style-name="T128">cached</text:span></text:p>
          <text:list>
            <text:list-item>
              <text:p text:style-name="P85">shows difference between the index (things that you added) and the repository (things that you’ve committed). <text:span text:style-name="T129">Is more-detailed than git status</text:span></text:p>
            </text:list-item>
          </text:list>
        </text:list-item>
        <text:list-item>
          <text:p text:style-name="P80">branch</text:p>
          <text:list>
            <text:list-item>
              <text:p text:style-name="P86">list branches or commits that you can move your header-pointer to with checkout</text:p>
            </text:list-item>
          </text:list>
        </text:list-item>
        <text:list-item>
          <text:p text:style-name="P81">git rm</text:p>
          <text:list>
            <text:list-item>
              <text:p text:style-name="P87">removes file from index AND working area (undoes a ‘git add’ AND tries to remove the file)</text:p>
              <text:list>
                <text:list-item>
                  <text:p text:style-name="P87">there are safety features to prevent you from git rm’ing files that are not in the respository yet</text:p>
                </text:list-item>
              </text:list>
            </text:list-item>
          </text:list>
        </text:list-item>
        <text:list-item>
          <text:p text:style-name="P88">git rm –cached</text:p>
          <text:list>
            <text:list-item>
              <text:p text:style-name="P90">removes a file from the staging area (index) but NOT the working area. Basically JUST undoes a ‘git add’</text:p>
            </text:list-item>
          </text:list>
        </text:list-item>
        <text:list-item>
          <text:p text:style-name="P89">git mv</text:p>
          <text:list>
            <text:list-item>
              <text:p text:style-name="P91">tries to rename/move a file in the working area AND the index</text:p>
              <text:list>
                <text:list-item>
                  <text:p text:style-name="P89"><text:span text:style-name="T6">it’s better to just ‘git add’ both the new file and the non-existant old file </text:span><text:span text:style-name="T31">(yes you can do this)</text:span><text:span text:style-name="T6"> to sync up the index and working area</text:span></text:p>
                </text:list-item>
              </text:list>
            </text:list-item>
          </text:list>
        </text:list-item>
        <text:list-item>
          <text:p text:style-name="P93"><text:span text:style-name="T143">git reset –hard </text:span><text:span text:style-name="T33"><text:s/></text:span></text:p>
          <text:list>
            <text:list-item>
              <text:p text:style-name="P117">will copy data from the new current-commit into the working area and index area.</text:p>
              <text:list>
                <text:list-item>
                  <text:p text:style-name="P118">Git reset <text:s/>--hard &lt;commit hash&gt;</text:p>
                  <text:list>
                    <text:list-item>
                      <text:p text:style-name="P94"><text:span text:style-name="T42">t</text:span><text:span text:style-name="T6">his will set your working area and index BACK IN TIME to a commit that you had. The commits SINCE that commit will eventually be deleted as garbage</text:span></text:p>
                    </text:list-item>
                  </text:list>
                </text:list-item>
              </text:list>
            </text:list-item>
          </text:list>
        </text:list-item>
        <text:list-item>
          <text:p text:style-name="P95">git Reset –mixed </text:p>
          <text:list>
            <text:list-item>
              <text:p text:style-name="P119">will copy data from the new current commit to the index BUT won’t touchyour current working area. This is the default option</text:p>
            </text:list-item>
          </text:list>
        </text:list-item>
        <text:list-item>
          <text:p text:style-name="P93"><text:span text:style-name="T143">git reset –soft </text:span><text:span text:style-name="T34"><text:s/></text:span></text:p>
          <text:list>
            <text:list-item>
              <text:p text:style-name="P119">doesn’t touch the other areas. It just moves the branch and doesn’t touch the index or working area.</text:p>
            </text:list-item>
          </text:list>
        </text:list-item>
        <text:list-item>
          <text:p text:style-name="P96">git reset HEAD</text:p>
          <text:list>
            <text:list-item>
              <text:p text:style-name="P96"><text:span text:style-name="T6">copies</text:span> <text:span text:style-name="T6">data from the current repository (where HEADER is pointing) into the staging area (index) but NOT the working area</text:span></text:p>
            </text:list-item>
          </text:list>
        </text:list-item>
        <text:list-item>
          <text:p text:style-name="P96">git reset –hard HEAD</text:p>
          <text:list>
            <text:list-item>
              <text:p text:style-name="P120">same as above only this will update the working area as well</text:p>
              <text:list>
                <text:list-item>
                  <text:p text:style-name="P120">very popular command to say “just undo everything and set me up as the last commit was set for”</text:p>
                </text:list-item>
              </text:list>
            </text:list-item>
          </text:list>
        </text:list-item>
        <text:list-item>
          <text:p text:style-name="P97">git log</text:p>
          <text:list>
            <text:list-item>
              <text:p text:style-name="P121"><text:soft-page-break/>print commits and their hashes</text:p>
            </text:list-item>
          </text:list>
        </text:list-item>
        <text:list-item>
          <text:p text:style-name="P98">git stash –include-untracked</text:p>
          <text:list>
            <text:list-item>
              <text:p text:style-name="P99"><text:span text:style-name="T150"><text:s/></text:span><text:span text:style-name="T57">this will store your current state so that you can work on other things!</text:span></text:p>
            </text:list-item>
            <text:list-item>
              <text:p text:style-name="P122">copies the working area AND the index and stashes it!</text:p>
              <text:list>
                <text:list-item>
                  <text:p text:style-name="P123"><text:s/>THEN it checks out the current commit again!</text:p>
                </text:list-item>
              </text:list>
            </text:list-item>
          </text:list>
        </text:list-item>
        <text:list-item>
          <text:p text:style-name="P100">Git stash –include-unstracked </text:p>
          <text:list>
            <text:list-item>
              <text:p text:style-name="P124">will stash your current state and set you back to the clean state of the current commit!</text:p>
            </text:list-item>
          </text:list>
        </text:list-item>
        <text:list-item>
          <text:p text:style-name="P101">Git stash list <text:s/></text:p>
          <text:list>
            <text:list-item>
              <text:p text:style-name="P99"><text:span text:style-name="T61">lists all of your stashe</text:span><text:span text:style-name="T64">s</text:span></text:p>
            </text:list-item>
            <text:list-item>
              <text:p text:style-name="P125">So the logical question now is “how do I restore the state from my git stash?”</text:p>
              <text:list>
                <text:list-item>
                  <text:p text:style-name="P126">our half-done work stays in the stash and we go off to do some other work</text:p>
                </text:list-item>
              </text:list>
            </text:list-item>
          </text:list>
        </text:list-item>
        <text:list-item>
          <text:p text:style-name="P102">git stash apply &lt;label from list&gt;</text:p>
          <text:list>
            <text:list-item>
              <text:p text:style-name="P127">restores working area and index to the state from the stash that was stored when you stashed it</text:p>
            </text:list-item>
            <text:list-item>
              <text:p text:style-name="P126"><text:s/>and there we are! All of our data is back in the working area and index as it was when we stashed it for us to continue with! Very powerful! No more need to have multiple git directories!!!</text:p>
            </text:list-item>
          </text:list>
        </text:list-item>
        <text:list-item>
          <text:p text:style-name="P103">git reset HEAD menu.txt</text:p>
          <text:list>
            <text:list-item>
              <text:p text:style-name="P128">will make menu.txt be whatever it was in the repo IN THE STA<text:span text:style-name="T158">GING AREA but not the working area</text:span></text:p>
            </text:list-item>
            <text:list-item>
              <text:p text:style-name="P129">see below to find out how to make changes to index AND working areas from the repository, you cannot use git reset with –hard for a path!!</text:p>
            </text:list-item>
          </text:list>
        </text:list-item>
        <text:list-item>
          <text:p text:style-name="P104"><text:span text:style-name="T80">g</text:span><text:span text:style-name="T157">it checkout HEAD menu.txt </text:span></text:p>
          <text:list>
            <text:list-item>
              <text:p text:style-name="P130">checkout will not move head, just pull the current info from the repository into the working area and index!!!</text:p>
            </text:list-item>
          </text:list>
        </text:list-item>
        <text:list-item>
          <text:p text:style-name="P106">Git log –graph</text:p>
          <text:list>
            <text:list-item>
              <text:p text:style-name="P131">will display git log in a new graph form</text:p>
            </text:list-item>
            <text:list-item>
              <text:p text:style-name="P105"><text:span text:style-name="T160">git log –decorate </text:span><text:span text:style-name="T92">will make it look better</text:span></text:p>
              <text:list>
                <text:list-item>
                  <text:p text:style-name="P105"><text:span text:style-name="T160">git log –decorate –oneline </text:span><text:span text:style-name="T92">will condense it </text:span></text:p>
                </text:list-item>
              </text:list>
            </text:list-item>
          </text:list>
        </text:list-item>
        <text:list-item>
          <text:p text:style-name="P107">git show &lt;hash&gt; </text:p>
          <text:list>
            <text:list-item>
              <text:p text:style-name="P132">will show you a much more technical explanation of what a commit changed!</text:p>
            </text:list-item>
          </text:list>
        </text:list-item>
        <text:list-item>
          <text:p text:style-name="P105"><text:span text:style-name="T95">g</text:span><text:span text:style-name="T161">it show &lt;branch&gt; </text:span><text:span text:style-name="T93">also does this.</text:span></text:p>
        </text:list-item>
        <text:list-item>
          <text:p text:style-name="P108"><text:span text:style-name="T162">g</text:span>it show HEAD^</text:p>
          <text:list>
            <text:list-item>
              <text:p text:style-name="P133">will show you the parent commit to head! You can climb this way.</text:p>
            </text:list-item>
          </text:list>
        </text:list-item>
        <text:list-item>
          <text:p text:style-name="P108"><text:span text:style-name="T162">g</text:span>it show HEAD ^^</text:p>
          <text:list>
            <text:list-item>
              <text:p text:style-name="P108"><text:span text:style-name="T6">will show you the parent of the paren</text:span><text:span text:style-name="T94">t! This is fine for as far back until you have commits with multiple parents/comits before them!</text:span></text:p>
            </text:list-item>
          </text:list>
        </text:list-item>
        <text:list-item>
          <text:p text:style-name="P109"><text:span text:style-name="T162">g</text:span>it show HEAD^2^2</text:p>
          <text:list>
            <text:list-item>
              <text:p text:style-name="P134">will do the second parent of TWO commits back</text:p>
            </text:list-item>
          </text:list>
        </text:list-item>
        <text:list-item>
          <text:p text:style-name="P109"><text:span text:style-name="T162">g</text:span>it show HEAD(9’1 month ago’)</text:p>
          <text:list>
            <text:list-item>
              <text:p text:style-name="P109"><text:s/><text:span text:style-name="T6">will show you the commit from one month ago! Very cool!</text:span></text:p>
            </text:list-item>
          </text:list>
        </text:list-item>
        <text:list-item>
          <text:p text:style-name="P110">git blame &lt;filepath&gt; </text:p>
          <text:list>
            <text:list-item>
              <text:p text:style-name="P136">will show you the changed lines and the LATEST commit that changed those files (very cool)!</text:p>
            </text:list-item>
          </text:list>
        </text:list-item>
        <text:list-item>
          <text:p text:style-name="P111">git diff HEAD HEAD^2 </text:p>
          <text:list>
            <text:list-item>
              <text:p text:style-name="P137"><text:s/>will show you the change of the current commit vs two commits earlier!</text:p>
            </text:list-item>
          </text:list>
        </text:list-item>
        <text:list-item>
          <text:p text:style-name="P136"><text:span text:style-name="T122">g</text:span><text:span text:style-name="T121">it diff &lt;branch&gt; &lt;branch2&gt; </text:span></text:p>
          <text:list>
            <text:list-item>
              <text:p text:style-name="P136"><text:span text:style-name="T121"><text:s/></text:span><text:span text:style-name="T164">will diff two branches before commits!</text:span></text:p>
            </text:list-item>
          </text:list>
        </text:list-item>
        <text:list-item>
          <text:p text:style-name="P114">git log –patch</text:p>
          <text:list>
            <text:list-item>
              <text:p text:style-name="P112"><text:soft-page-break/><text:span text:style-name="T168"><text:s/></text:span><text:span text:style-name="T96">will give you a DETAILED git log that’s color-coded.</text:span></text:p>
            </text:list-item>
          </text:list>
        </text:list-item>
        <text:list-item>
          <text:p text:style-name="P112"><text:span text:style-name="T102">g</text:span><text:span text:style-name="T165">it log –grep apples –oneline </text:span></text:p>
          <text:list>
            <text:list-item>
              <text:p text:style-name="P138">will only show log info for lines containing “apples”</text:p>
            </text:list-item>
          </text:list>
        </text:list-item>
        <text:list-item>
          <text:p text:style-name="P112"><text:span text:style-name="T102">g</text:span><text:span text:style-name="T166">it log -Gapples –patch </text:span></text:p>
          <text:list>
            <text:list-item>
              <text:p text:style-name="P139">will show lines impacted by changes that either added or deleted ‘apples’ in the line.</text:p>
            </text:list-item>
            <text:list-item>
              <text:p text:style-name="P114">git log -3 –online</text:p>
              <text:list>
                <text:list-item>
                  <text:p text:style-name="P141">limits range to last three commits </text:p>
                </text:list-item>
              </text:list>
            </text:list-item>
          </text:list>
        </text:list-item>
      </text:list>
      <text:p text:style-name="P75"/>
      <text:p text:style-name="P75"/>
      <text:p text:style-name="P2">Mastering Git intro:</text:p>
      <text:p text:style-name="P1"><text:tab/>We will use sophisticated commands and at the end hopefully be a git master. This course will allow you to know github at a level where you can lead your team and become a power-user. <text:span text:style-name="T1">This is an advanced git course, not for the basics. It also focuses the “git way of thinking”.</text:span></text:p>
      <text:p text:style-name="P1"/>
      <text:p text:style-name="P4">The four areas of git:</text:p>
      <text:p text:style-name="P6"><text:tab/><text:span text:style-name="T2">There is no point in memorizing the tons of git commands as there is always ‘git help’ - we will focus on “the way that git thinks” and what really happens when you do these common operations.</text:span></text:p>
      <text:p text:style-name="P6"/>
      <text:p text:style-name="P7"><text:tab/>If git was an onion this lesson would be about cooking the onion. We don’t talk about how git stores your data, we talk about how git moves your data and manages it. </text:p>
      <text:p text:style-name="P7"/>
      <text:p text:style-name="P8">You move data across four areas:</text:p>
      <text:p text:style-name="P8">1. introduction</text:p>
      <text:p text:style-name="P8">2. Basic workflow</text:p>
      <text:p text:style-name="P8">3. git reset (all about it) one of the most powerful and confusing commands in git.</text:p>
      <text:p text:style-name="P8">4. advanced git tools</text:p>
      <text:p text:style-name="P9">5. exploring the history of a project</text:p>
      <text:p text:style-name="P9">6. fixing mistakes</text:p>
      <text:p text:style-name="P9">7. finding YOUR workflow for YOUR team (fluffy he says)</text:p>
      <text:p text:style-name="P9"/>
      <text:p text:style-name="P10"><text:tab/>The entire course will be used through the command-line. <text:span text:style-name="T4">Believe it or not, it’s just easier this way to become a git master.</text:span></text:p>
      <text:p text:style-name="P10"/>
      <text:p text:style-name="P5">The Four Areas:</text:p>
      <text:p text:style-name="P11">1. Working area</text:p>
      <text:p text:style-name="P11"><text:tab/>where you keep your current files and folders</text:p>
      <text:p text:style-name="P11">2. Repository</text:p>
      <text:p text:style-name="P11"><text:tab/>‘main area where you store entire history of the project’</text:p>
      <text:p text:style-name="P11"><text:tab/>‘<text:span text:style-name="T5">most important area’</text:span></text:p>
      <text:p text:style-name="P12">3. Index</text:p>
      <text:p text:style-name="P12"><text:tab/>‘where you put your files before your commit’</text:p>
      <text:p text:style-name="P12"><text:tab/>essential to understand how to use this</text:p>
      <text:p text:style-name="P12">4. Stash</text:p>
      <text:p text:style-name="P12"><text:tab/>‘temporary storage area’</text:p>
      <text:p text:style-name="P12"><text:tab/>useful, but not nearly as important as the others</text:p>
      <text:p text:style-name="P12"/>
      <text:p text:style-name="P12"><text:tab/>Two important questions for every single git command.</text:p>
      <text:p text:style-name="P13">How does this command move information across the four areas?</text:p>
      <text:p text:style-name="P13">How does this command change the Repository?</text:p>
      <text:p text:style-name="P14"><text:soft-page-break/><text:tab/>It doesn’t matter how scary a command looks. If you can answer these two questions you’ll be able to master git.</text:p>
      <text:p text:style-name="P14"/>
      <text:p text:style-name="P32">Quick review of the working area:</text:p>
      <text:p text:style-name="P32"><text:tab/><text:span text:style-name="T6">The project on the filesystem. You work here, test here, etc…</text:span></text:p>
      <text:p text:style-name="P22"><text:tab/>Let’s make and edit some random file. Git doesn’t care too much about the working area at any time. Git respects it, avoids destroying it, but in this training we’ll see a few commands that will destroy the working area. Don’t assume data is safe until it’s committed. Once you commit, it’s stored into the important area. The repository.</text:p>
      <text:p text:style-name="P22"/>
      <text:p text:style-name="P33">The repository:</text:p>
      <text:p text:style-name="P33"><text:tab/>ls -la to see the .git directory</text:p>
      <text:p text:style-name="P15"><text:tab/>the most important part of this sub-directory is the ‘objects’ database in the objects folder. <text:span text:style-name="T107">There are a few different kinds of objects in here.</text:span></text:p>
      <text:list xml:id="list2015841715" text:style-name="L2">
        <text:list-item>
          <text:p text:style-name="P92">Trees</text:p>
          <text:list>
            <text:list-item>
              <text:p text:style-name="P92">represent folders</text:p>
            </text:list-item>
          </text:list>
        </text:list-item>
        <text:list-item>
          <text:p text:style-name="P92">blob</text:p>
          <text:list>
            <text:list-item>
              <text:p text:style-name="P92">represents files</text:p>
            </text:list-item>
          </text:list>
        </text:list-item>
        <text:list-item>
          <text:p text:style-name="P92">commits</text:p>
          <text:list>
            <text:list-item>
              <text:p text:style-name="P92">represents… commits</text:p>
            </text:list-item>
          </text:list>
        </text:list-item>
      </text:list>
      <text:p text:style-name="P16"/>
      <text:p text:style-name="P16"><text:tab/>These commit points to trees which point to blobs. <text:span text:style-name="T108">Each commit is a snapshot of your working area at a certain point in time. Two commits can share the same object if the object has not changed!! That’s the way that git stores changes to your files and directories. Keep this in mind.</text:span></text:p>
      <text:p text:style-name="P16"/>
      <text:p text:style-name="P17"><text:tab/>Each commit is also pointing to its parent commit to create a history. Everything eventually pointing down to the first commit in the chain. <text:span text:style-name="T109">So if each commit is a snapshot, and the commit history is a history of your project history through snapshots, that’s awesome.</text:span></text:p>
      <text:p text:style-name="P17"><text:tab/><text:span text:style-name="T110">A BRANCH is a reference to a commit. A branch is the entry-point to a history of commits! You can have multiple slices of history. The same commits can belong to multiple branches this way.</text:span></text:p>
      <text:p text:style-name="P17"><text:tab/><text:span text:style-name="T111">There is a special pointer called “HEAD”. There can be only one “HEAD”. It’s usually pointing to a commit which is the ‘current’ branch. If you move ‘head’ (checking out another branch) then you move current-commits.</text:span></text:p>
      <text:p text:style-name="P17"><text:tab/><text:span text:style-name="T112">Sometimes you do operations to make commits not-reachable. Git eventually deletes this garbage.</text:span></text:p>
      <text:p text:style-name="P18"><text:tab/><text:span text:style-name="T113">That was a very quick recap of the working area and the repository.</text:span></text:p>
      <text:p text:style-name="P18"/>
      <text:p text:style-name="P34">The Index:</text:p>
      <text:p text:style-name="P34"><text:tab/><text:span text:style-name="T6">The index is also called the “Staging area”. You don’t go right from the working area to the repository, you stage it first in the index area! </text:span></text:p>
      <text:p text:style-name="P23"><text:tab/>If you run ‘git status’ you’ll see that there’s nothing new in the working area. We’ll call this the “clean status”. The working area, index, and repo are all aligned!</text:p>
      <text:p text:style-name="P34"><text:span text:style-name="T6"><text:tab/></text:span><text:span text:style-name="T7">These files are in the current commit of the repository. The folders are trees and the files are blobs. Keep this in mind.</text:span></text:p>
      <text:p text:style-name="P34"><text:span text:style-name="T7"><text:tab/></text:span><text:span text:style-name="T8">If you look in the subgit directory you’ll see its a binary file you can’t see. So you have to visualize.</text:span></text:p>
      <text:p text:style-name="P24"><text:tab/>Right now the index is seen as a staging area right? You add them into the index, you launch them into the repository by committing. You need to think of it differently.</text:p>
      <text:p text:style-name="P24"><text:tab/>Index is ‘just another area that holds everything’.</text:p>
      <text:p text:style-name="P34"><text:soft-page-break/><text:span text:style-name="T8"><text:tab/>A clean state in ‘git status’ doesn’t mean that the index is empty, it just means that the index contains the same files and folders as the repository. It’s a small mental shift BUT it’s important. </text:span><text:span text:style-name="T9">The three areas are currently all alligned.</text:span></text:p>
      <text:p text:style-name="P34"><text:span text:style-name="T9"><text:tab/></text:span><text:span text:style-name="T114">‘git diff’ - </text:span><text:span text:style-name="T9">shows difference between stages. </text:span><text:span text:style-name="T10">Instead we should compare the index with the repository.</text:span></text:p>
      <text:p text:style-name="P34"><text:span text:style-name="T10"><text:tab/>‘</text:span><text:span text:style-name="T123">git diff –cached’ </text:span><text:span text:style-name="T10">- this option shows the difference between the index (things you’ve changed) and the repository (things you’ve committed)</text:span></text:p>
      <text:p text:style-name="P34"><text:span text:style-name="T10"><text:tab/></text:span><text:span text:style-name="T11">Trying out ‘git diff –cached’ is amazing (two dashes there btw). It shows the differences between things i’ve staged for commit vs the things that I’ve actually committed. It’s like a middleman from ‘git status’</text:span></text:p>
      <text:p text:style-name="P25"/>
      <text:p text:style-name="P35">The Basic Workflow:</text:p>
      <text:p text:style-name="P35"><text:span text:style-name="T6"><text:tab/></text:span><text:span text:style-name="T12">Remember the two golden questions?</text:span></text:p>
      <text:p text:style-name="P26">1. How does this command move information across the four areas?</text:p>
      <text:p text:style-name="P26">2. How does this command change the repository?</text:p>
      <text:p text:style-name="P26"/>
      <text:p text:style-name="P36"><text:span text:style-name="T6"><text:tab/></text:span><text:span text:style-name="T13">Let’s look at these commands through the scope of these two questions.</text:span></text:p>
      <text:p text:style-name="P27"/>
      <text:p text:style-name="P37">Moving Data ‘to the right’:</text:p>
      <text:p text:style-name="P19"><text:tab/>You already know the basic workflow of git. Edit file, stage file, commit file.</text:p>
      <text:p text:style-name="P19"><text:tab/><text:span text:style-name="T124">Let’s make an edit to a text file in our branch.</text:span></text:p>
      <text:p text:style-name="P19"><text:tab/><text:span text:style-name="T125">Git status will tell us that the file has been staged but it’s not in the index yet! It’s been modified. Let’s add it. Check git diff as well.</text:span></text:p>
      <text:p text:style-name="P19"><text:tab/><text:span text:style-name="T125">Git add &lt;file&gt; will do this. You know that. Now git status will show that it’s staged and in the index and the index looks in sync with the working area.</text:span></text:p>
      <text:p text:style-name="P19"><text:tab/><text:span text:style-name="T126">Git commt – let’s commit it, copying it from the index to the respository. We’ve y.moved the file from the working area, to the index, to the repository. As a result, git diff will show no difference nor will git diff –cached. We’re in the clean state again.</text:span></text:p>
      <text:p text:style-name="P19"><text:tab/><text:span text:style-name="T127">Git commit also updates the current branch and creates a new commit altogether. It moves data and also changes the repository. By contrast, ‘git add’ just moves data and doesn’t touch the repository</text:span></text:p>
      <text:p text:style-name="P19"/>
      <text:p text:style-name="P38">Moving Data ‘to the left’:</text:p>
      <text:p text:style-name="P38"><text:tab/><text:span text:style-name="T14">How do we move data backwards? There is a common one! CHECKOUT!</text:span></text:p>
      <text:p text:style-name="P28"><text:tab/>Git checkout moves the header-reference to another branch</text:p>
      <text:p text:style-name="P28"><text:tab/>Git checkout also takes data from the new current commit and copies the data from the repo to the index to the working area!</text:p>
      <text:p text:style-name="P28"/>
      <text:p text:style-name="P38"><text:span text:style-name="T14"><text:tab/></text:span><text:span text:style-name="T15">Run ‘git branch’ to view our branches! Let’s look at some. </text:span><text:span text:style-name="T16">Make sure to commit first so there’s some branches here to look at! And be aware of where your header is.</text:span></text:p>
      <text:p text:style-name="P38"><text:span text:style-name="T16"><text:tab/>‘</text:span><text:span text:style-name="T17">Head’ is pointing to the ‘master’ branch when we’re here.</text:span></text:p>
      <text:p text:style-name="P29"><text:tab/>Let’s check out a new branch.</text:p>
      <text:p text:style-name="P29"><text:tab/>The head moves and the repository has been altered by the checkout! Now the repo is the new branch but index and working area has changed! (the repo did NOT change, just we’re looking at different trees and blobs)</text:p>
      <text:p text:style-name="P38"><text:span text:style-name="T17"><text:tab/></text:span><text:span text:style-name="T18">Now the index and working area were updated as well. </text:span></text:p>
      <text:p text:style-name="P38"><text:span text:style-name="T18"><text:tab/></text:span><text:span text:style-name="T19">Back to the master branch.</text:span></text:p>
      <text:p text:style-name="P38"><text:span text:style-name="T19"><text:tab/></text:span><text:span text:style-name="T20">We already knew ‘checkout’ - but now we have a better understanding for what it does. Do not confuse ‘git’ with ‘github’! </text:span><text:span text:style-name="T21">This is not something you’ve done many times at work.</text:span></text:p>
      <text:p text:style-name="P30"/>
      <text:p text:style-name="P39"><text:soft-page-break/>Removing Files:</text:p>
      <text:p text:style-name="P39"><text:span text:style-name="T6"><text:tab/>Let’s make a new file and fill it with some text. I plan to commit it, so let’s git add it so it’s over in the index now! </text:span><text:span text:style-name="T22">Git status confirms. It’s in the working area and index, but not in the repository yet.</text:span></text:p>
      <text:p text:style-name="P39"><text:span text:style-name="T22"><text:tab/></text:span><text:span text:style-name="T23">Now, what if we change our mind. What if we want to remove the file from the index BUT remove it from the index??? </text:span><text:span text:style-name="T24">Maybe we want to commit something FIRST but keep this file in the working area? How can we accomplish this?</text:span></text:p>
      <text:p text:style-name="P39"><text:span text:style-name="T24"><text:tab/></text:span><text:span text:style-name="T25">g</text:span><text:span text:style-name="T130">it rm – </text:span><text:span text:style-name="T25">is actually NOT the answer…. Git rm will try to delete the file from the working area AND the index. It’s destructive, </text:span><text:span text:style-name="T26">but has safety features if the file is not in project-history.</text:span></text:p>
      <text:p text:style-name="P39"><text:span text:style-name="T26"><text:tab/><text:tab/>→</text:span><text:span text:style-name="T27"> you can force this removal with –f orrr can remove it from the index alone with –cached</text:span></text:p>
      <text:p text:style-name="P39"><text:span text:style-name="T27"><text:tab/></text:span><text:span text:style-name="T131">git rm –cached </text:span><text:span text:style-name="T27">is what we want to use! This will remove the file from the staging area (the index) but NOT the working area!!! </text:span><text:span text:style-name="T28">You ‘unstage’ the file.</text:span></text:p>
      <text:p text:style-name="P39"><text:span text:style-name="T28"><text:tab/></text:span><text:span text:style-name="T29">To recap, git rm is not the opposite of git add. Git rm –cached (two dashes) is the true opposite of ‘add’. Seems confusing, but trust it for now.</text:span></text:p>
      <text:p text:style-name="P39"><text:span text:style-name="T29"><text:tab/></text:span><text:span text:style-name="T30">After you’ve successfully removed your file from the index, you can just use regular </text:span><text:span text:style-name="T132">rm </text:span><text:span text:style-name="T30">to get rid of the file from the working area and git status will show you have returned to a clean state.</text:span></text:p>
      <text:p text:style-name="P31"/>
      <text:p text:style-name="P40"><text:span text:style-name="T133">Moving and </text:span>Renaming Files:</text:p>
      <text:p text:style-name="P20"><text:tab/><text:span text:style-name="T133">Like linux, renaming a file is just ‘moving it in-place’. It’s the same here.</text:span></text:p>
      <text:p text:style-name="P20"><text:tab/><text:span text:style-name="T134">Let’s say we want to change the name of one of our files that’s been there for a while? Let’s rename it normally in the working area with </text:span><text:span text:style-name="T116">mv</text:span></text:p>
      <text:p text:style-name="P20"><text:span text:style-name="T134"><text:tab/>Now let’s try </text:span><text:span text:style-name="T116">git status –</text:span><text:span text:style-name="T134"> it’s confused? It sees a deleted file and a new file. This isn’t quite true! How can we explain to git that these two files are the same file with the same name?</text:span></text:p>
      <text:p text:style-name="P20"><text:tab/><text:span text:style-name="T134">First let’s move the new file into the index with </text:span><text:span text:style-name="T116">git add </text:span></text:p>
      <text:p text:style-name="P20"><text:span text:style-name="T134"><text:tab/>Now (hold onto your hats) </text:span><text:span text:style-name="T116">git add the old file name –</text:span><text:span text:style-name="T134"> yes seriously. We’re git add’ing something no longer in the working area. So if the working area doesn’t have it, it overrides the data in the index with nothing! Now we have the same data in the working area and the index. </text:span><text:span text:style-name="T117">Git status </text:span><text:span text:style-name="T135">now understands automatically that this was a rename after doing this! The ‘new’ file is now a ‘renamed’ file! That’s pretty smart. It works for renaming AND moving.</text:span></text:p>
      <text:p text:style-name="P20"><text:tab/><text:span text:style-name="T136">You can also use this to change AND rename files at the same time. Unless you completely change a file ENTIRELY, git can tell when you’re moving/renaming a file that has a few edits as well. It just works.</text:span></text:p>
      <text:p text:style-name="P20"><text:tab/><text:span text:style-name="T137">SO. </text:span><text:span text:style-name="T118">git add the renamed/moved file</text:span><text:span text:style-name="T137"> then </text:span><text:span text:style-name="T118">git add the old file that no longer exists</text:span></text:p>
      <text:p text:style-name="P20"><text:span text:style-name="T118"><text:tab/>git mv </text:span><text:span text:style-name="T137">attempts to wrap all of this up but the instructor notes that it’s better to use the multiple git add’s as it’s better to follow through with what’s happening this way.</text:span></text:p>
      <text:p text:style-name="P20"/>
      <text:p text:style-name="P41">A Quick Summary<text:span text:style-name="T6">:</text:span></text:p>
      <text:p text:style-name="P21"><text:tab/>‘add’ copies data from working area to index</text:p>
      <text:p text:style-name="P21"><text:tab/>‘commit’ copies data from the index into the repository and creates new objects in the repo</text:p>
      <text:p text:style-name="P21"><text:tab/>‘checkout’ copies data from the repository into the indexd and the working area</text:p>
      <text:p text:style-name="P21"><text:tab/>‘remove’ takes data out of working area AND index</text:p>
      <text:p text:style-name="P21"><text:tab/>‘mv’ tries moving data in the working area AND the index</text:p>
      <text:p text:style-name="P21"/>
      <text:p text:style-name="P21"/>
      <text:p text:style-name="P21"/>
      <text:p text:style-name="P42">NEW MODULE: Understanding ‘Reset’:</text:p>
      <text:p text:style-name="P57"><text:tab/>Git reset is one of the most-powerful tools that git has. Understanding it will make you a power-user. Make sure to understand what it does.</text:p>
      <text:p text:style-name="P57"><text:tab/><text:span text:style-name="T119">Reset </text:span><text:span text:style-name="T141">is the main tool that explicitly just moves a branch.</text:span></text:p>
      <text:p text:style-name="P57"><text:soft-page-break/><text:tab/><text:span text:style-name="T138">To understand it you need to understand the way that branches work and the four stages of git. The good news is that we just reviewed it above so we’re ready to go.</text:span></text:p>
      <text:p text:style-name="P57"><text:tab/><text:span text:style-name="T139">Reset also has many many use-cases, so examples might not be so relatable at first. You end up thinking that it must be a very complex command, but this isn’t true.</text:span></text:p>
      <text:p text:style-name="P57"/>
      <text:p text:style-name="P44">Commands that move branches, <text:span text:style-name="T140">and why reset is different</text:span>:</text:p>
      <text:list xml:id="list604532733" text:style-name="L3">
        <text:list-item>
          <text:p text:style-name="P143">commit</text:p>
          <text:list>
            <text:list-item>
              <text:p text:style-name="P143">creates new commit and moves branch to point at the new commit</text:p>
            </text:list-item>
          </text:list>
        </text:list-item>
        <text:list-item>
          <text:p text:style-name="P143">merge</text:p>
        </text:list-item>
        <text:list-item>
          <text:p text:style-name="P143">rebase</text:p>
        </text:list-item>
        <text:list-item>
          <text:p text:style-name="P143">pull</text:p>
          <text:list>
            <text:list-item>
              <text:p text:style-name="P143">gets new commits from the remote and updates the remote branches</text:p>
            </text:list-item>
          </text:list>
        </text:list-item>
        <text:list-item>
          <text:p text:style-name="P143">others…</text:p>
        </text:list-item>
      </text:list>
      <text:p text:style-name="P44"><text:span text:style-name="T6"><text:tab/>These all move branches BUT only as a side-effect of creating/pulling new commits… what if there is an operation that explicitly just moves a branch? That is </text:span>reset</text:p>
      <text:p text:style-name="P44"><text:span text:style-name="T6"><text:tab/>The first step of rest is that it moves a branch (generally the current branch that ‘head’ is pointing to) and moves it to a new commit. </text:span><text:span text:style-name="T32">Head points to the same branch (master, say) but it comes along for the ride as the branch looks at a new commit.</text:span></text:p>
      <text:p text:style-name="P44"><text:span text:style-name="T32"><text:tab/></text:span><text:span text:style-name="T142">Git reset –hard </text:span><text:span text:style-name="T33"><text:s/>will copy data from the new current-commit into the working area and index area.</text:span></text:p>
      <text:p text:style-name="P44"><text:span text:style-name="T33"><text:tab/></text:span><text:span text:style-name="T142">Git Reset –mixed </text:span><text:span text:style-name="T34">will copy data from the new current commit to the index BUT won’t touchyour current working area. This is the default option</text:span></text:p>
      <text:p text:style-name="P44"><text:span text:style-name="T34"><text:tab/></text:span><text:span text:style-name="T142">Git reset –soft <text:s/></text:span><text:span text:style-name="T34">doesn’t touch the other areas. It just moves the branch and doesn’t touch the index or working area.</text:span></text:p>
      <text:p text:style-name="P59"><text:tab/>Reset moves the current branch and optionally copies data from the repository to the other areas.</text:p>
      <text:p text:style-name="P44"><text:span text:style-name="T34"><text:tab/></text:span><text:span text:style-name="T35">This module will be looking deeper into </text:span><text:span text:style-name="T36">the use-cases of the powerful reset command. </text:span><text:span text:style-name="T37">Let’s look at a few practical examples.</text:span></text:p>
      <text:p text:style-name="P61"/>
      <text:p text:style-name="P45">A Real Git Reset Example:</text:p>
      <text:p text:style-name="P45"><text:tab/><text:span text:style-name="T38">First let’s make a few changes to the working area and index.</text:span></text:p>
      <text:p text:style-name="P62"><text:tab/>We have the current commit (master). The head pointer is pointing at master and it’s looking at our current commit. Now, let’s suppose we want to add something to a file. Add the line to your file. So menu is changed in the working area.</text:p>
      <text:p text:style-name="P62"><text:tab/>Now add it to stage it to the index area.</text:p>
      <text:p text:style-name="P62"><text:tab/>Now commit it. <text:s/>Git creates a NEW commit, and it moves current branch (and head pointer of course) up to THAT commit.</text:p>
      <text:p text:style-name="P45"><text:span text:style-name="T38"><text:tab/></text:span><text:span text:style-name="T39">NOW let’s add a new line to another file into the working area. Git add and git commit it. Awesome, now we’ve got a new commit.</text:span></text:p>
      <text:p text:style-name="P45"><text:span text:style-name="T39"><text:tab/></text:span><text:span text:style-name="T40">Now suppose we need to go back to the initial commit and change that FIRST change that we made. </text:span><text:span text:style-name="T144">Unfortunately we have two commits that reference this bad commit we want to remove.</text:span><text:span text:style-name="T34"> </text:span><text:span text:style-name="T41">This is the strength of git reset. We can go back in time and fix things.</text:span></text:p>
      <text:p text:style-name="P45"><text:span text:style-name="T41"><text:tab/></text:span><text:span text:style-name="T145">Git reset <text:s/>--hard &lt;commit hash&gt;</text:span></text:p>
      <text:p text:style-name="P45"><text:tab/><text:tab/>→<text:span text:style-name="T145"> </text:span><text:span text:style-name="T42">takes you back in time and moves master back to the previous commit</text:span></text:p>
      <text:p text:style-name="P58"><text:tab/><text:tab/>→ head follows it</text:p>
      <text:p text:style-name="P58"><text:tab/><text:tab/>→ since it’s a hard reset, the old versions of the files are moved to both the working directory and the index</text:p>
      <text:p text:style-name="P45"><text:span text:style-name="T42"><text:tab/><text:tab/>→</text:span><text:span text:style-name="T43"> the two commits that have no branch pointing to them will eventually be garbage that is removed</text:span></text:p>
      <text:p text:style-name="P63"><text:soft-page-break/></text:p>
      <text:p text:style-name="P46">More Git Reset Examples:</text:p>
      <text:p text:style-name="P46"><text:tab/><text:span text:style-name="T6">So we know git reset is about moving the header to other commits throughout the history of commits. </text:span><text:span text:style-name="T44">Last time we saw a hard reset revert an entire project to the state it was two commits back in time. </text:span><text:span text:style-name="T45">There are many more reasons to use git reset.</text:span></text:p>
      <text:p text:style-name="P46"><text:span text:style-name="T45"><text:tab/></text:span><text:span text:style-name="T46">Starting from a clean status – suppose we edit a file, stage the edit with git add, and THEN change out mind and we want to clean the stage file? </text:span><text:span text:style-name="T47">We want these in our working area BUT we want them removed from the staging area. </text:span><text:span text:style-name="T146">git rm –cached </text:span><text:span text:style-name="T48">is a way to do this, </text:span><text:span text:style-name="T49">however git recommends using reset for this.</text:span></text:p>
      <text:p text:style-name="P46"><text:span text:style-name="T49"><text:tab/></text:span><text:span text:style-name="T147">Git reset HEAD</text:span><text:span text:style-name="T50"> will move the current branch to be pointing at the same branch that head is. </text:span><text:span text:style-name="T51">The second step of a regular reset will move data TO THE LEFT from the repository to the index but NOT to the working area. And the result is that it unstages all of the changes!</text:span></text:p>
      <text:p text:style-name="P46"><text:span text:style-name="T51"><text:tab/>OH I GET IT! </text:span><text:span text:style-name="T52">It’s resetting to head (current commit in repo) which is the same branch that you’re currently on so the SECOND part of a default </text:span><text:span text:style-name="T148">git reset </text:span><text:span text:style-name="T52">is to sync up the repo and the staging area (index) !!! </text:span><text:span text:style-name="T53">this leaves the working area untouched.</text:span></text:p>
      <text:p text:style-name="P46"><text:span text:style-name="T53"><text:tab/></text:span><text:span text:style-name="T149">Git reset –hard HEAD <text:s/></text:span><text:span text:style-name="T54">does the same thing BUT it resets the working area as well! It’s a popular command, but a destructive one (be careful). It says “please reset me to the current commit.</text:span></text:p>
      <text:p text:style-name="P64"/>
      <text:p text:style-name="P64"/>
      <text:p text:style-name="P47">More Tools:</text:p>
      <text:p text:style-name="P47"/>
      <text:p text:style-name="P47">The Stash: <text:span text:style-name="T154">(very powerful!)</text:span></text:p>
      <text:p text:style-name="P47"><text:tab/><text:span text:style-name="T6">The stash is the fourth area – the commands we’ve used so far have affected the other three but NOT the stash. If you want something to happen in the stash you have to use </text:span>git stash<text:span text:style-name="T6">. The stash is all yours, even moreso than the working area!</text:span></text:p>
      <text:p text:style-name="P47"><text:span text:style-name="T6"><text:tab/></text:span><text:span text:style-name="T55">Suppose we create a new file in our working area.</text:span></text:p>
      <text:p text:style-name="P47"><text:span text:style-name="T55"><text:tab/></text:span><text:span text:style-name="T56">Let’s stage it to the index (git add)</text:span></text:p>
      <text:p text:style-name="P65"><text:tab/>Let’s also edit an existing file.</text:p>
      <text:p text:style-name="P65"/>
      <text:p text:style-name="P47"><text:span text:style-name="T56"><text:tab/></text:span><text:span text:style-name="T57">Now imagine that you get interrupted during that work, but you don’t want to lose your half-baked working area! You can store the current status with:</text:span></text:p>
      <text:p text:style-name="P47"><text:span text:style-name="T57"><text:tab/></text:span><text:span text:style-name="T150">git stash –include-untracked</text:span></text:p>
      <text:p text:style-name="P47"><text:tab/><text:tab/>→<text:span text:style-name="T150"> </text:span><text:span text:style-name="T57">this will store your current state so that you can work on other things!</text:span></text:p>
      <text:p text:style-name="P47"><text:span text:style-name="T57"><text:tab/><text:tab/>→</text:span><text:span text:style-name="T58"> copies the working area AND the index and stashes it!</text:span></text:p>
      <text:p text:style-name="P47"><text:span text:style-name="T58"><text:tab/><text:tab/><text:tab/>→</text:span><text:span text:style-name="T59"> THEN it checks out the current commit again!</text:span></text:p>
      <text:p text:style-name="P47"><text:span text:style-name="T59"><text:tab/></text:span><text:span text:style-name="T151">Git stash –include-unstracked <text:s/></text:span><text:span text:style-name="T60">will stash your current state and set you back to the clean state of the current commit!</text:span></text:p>
      <text:p text:style-name="P47"><text:span text:style-name="T60"><text:tab/></text:span><text:span text:style-name="T152">Git stash list <text:s text:c="2"/>- </text:span><text:span text:style-name="T61">lists all of your stashes</text:span></text:p>
      <text:p text:style-name="P66"/>
      <text:p text:style-name="P47"><text:span text:style-name="T61"><text:tab/></text:span><text:span text:style-name="T62">So the logical question now is “how do I restore the state from my git stash?”</text:span></text:p>
      <text:p text:style-name="P47"><text:span text:style-name="T62"><text:tab/><text:tab/>→</text:span><text:span text:style-name="T63"> our half-done work stays in the stash and we go off to do some other work</text:span></text:p>
      <text:p text:style-name="P60"/>
      <text:p text:style-name="P47"><text:span text:style-name="T63"><text:tab/></text:span><text:span text:style-name="T153">git stash apply &lt;label from list&gt;</text:span></text:p>
      <text:p text:style-name="P47"><text:tab/><text:tab/><text:span text:style-name="T6">→</text:span><text:span text:style-name="T63"> and there we are! All of our data is back in the working area and index as it was when we stashed it for us to continue with! Very powerful! No more need to have multiple git directories!!!</text:span></text:p>
      <text:p text:style-name="P60"/>
      <text:p text:style-name="P48">Solving Git Conflicts:</text:p>
      <text:p text:style-name="P48"><text:tab/><text:span text:style-name="T65">Merge conflicts are very common and can be very annoying. In real life there are ‘merge conflicts’ and other conflicts all of the time.</text:span></text:p>
      <text:p text:style-name="P48"><text:soft-page-break/><text:span text:style-name="T65"><text:tab/></text:span><text:span text:style-name="T66">For completeness here is an example of how to fix a common one as it gets you thinking about the four-areas.</text:span></text:p>
      <text:p text:style-name="P48"><text:span text:style-name="T66"><text:tab/></text:span><text:span text:style-name="T67">Let’s create a branch called “Tomato” and add the line “tomato” to our file. Add it and commit it.</text:span></text:p>
      <text:p text:style-name="P48"><text:span text:style-name="T67"><text:tab/></text:span><text:span text:style-name="T68">Now let’s switch back to the master branch, and modify the recipe in there as well by adding “Pepper” and commit THIS one.</text:span></text:p>
      <text:p text:style-name="P48"><text:span text:style-name="T68"><text:tab/></text:span><text:span text:style-name="T69">Now let’s try and merge the tomato branch into our master branch…. Uh oh, there’s a conflict! If you ask for the status you’ll see a ‘both modified’ conflict error. Both sides added a line, one merged, now the other cannot. Git can’t decide which change should override the other or if BOTH should be there….</text:span></text:p>
      <text:p text:style-name="P48"><text:span text:style-name="T69"><text:tab/></text:span><text:span text:style-name="T70">This will modify the file in the working-area with a diff-looking section.</text:span></text:p>
      <text:p text:style-name="P48"><text:span text:style-name="T70"><text:tab/></text:span><text:span text:style-name="T71">Use </text:span><text:span text:style-name="T155">ls -la </text:span><text:span text:style-name="T71">to see some of the hidden files. Notice that there are several text files that are related to the attempted merge. Let’s cat them out.</text:span></text:p>
      <text:p text:style-name="P48"><text:span text:style-name="T71"><text:tab/></text:span><text:span text:style-name="T72">There are merge guards</text:span></text:p>
      <text:p text:style-name="P68"><text:tab/>The merge head file is a reference (Temporary). Only lasts as long as needed to create the merge. It points at the branch (commit), but now we’re frozen in the middle of the merge so we can abort OR fix the conflicts and move forward.</text:p>
      <text:p text:style-name="P68"><text:tab/>Some conflicts are complicated but this is easy.</text:p>
      <text:p text:style-name="P48"><text:span text:style-name="T72"><text:tab/></text:span><text:span text:style-name="T73">If we check out the edited file we see that git clearly marked the diffs within the to-be-edited file. </text:span><text:span text:style-name="T74">We can manually edit this file and decide what it should look like (often combining the two versions!)</text:span></text:p>
      <text:p text:style-name="P48"><text:span text:style-name="T74"><text:tab/>‘</text:span><text:span text:style-name="T75">git status’ will still see a problem so we have to tell the index (Staging area) that we’ve fixed the conflcit! ‘git add’ the file back in there </text:span><text:span text:style-name="T76">and we’ll be good now.</text:span></text:p>
      <text:p text:style-name="P48"><text:span text:style-name="T76"><text:tab/></text:span><text:span text:style-name="T77">All we have to do is tell git to commit now and that’s how we solved it manually. That’s it. It’s interesting following git through the idea of the four-areas!</text:span></text:p>
      <text:p text:style-name="P69"/>
      <text:p text:style-name="P69"/>
      <text:p text:style-name="P49">Working with paths:</text:p>
      <text:p text:style-name="P49"><text:tab/><text:span text:style-name="T78">Commits are pretty coarse in a way. It’s a snapshot of the whole project at any time. Sometimes you want to work with a single file or directory.</text:span></text:p>
      <text:p text:style-name="P70"><text:tab/>Let’s say we have:</text:p>
      <text:p text:style-name="P70"><text:tab/><text:tab/>menu.txt</text:p>
      <text:p text:style-name="P70"><text:tab/><text:tab/>readme.txt</text:p>
      <text:p text:style-name="P70"><text:tab/>Let’s make both files ALL UPPERCASE for some reason.</text:p>
      <text:p text:style-name="P70"><text:tab/>Stage the changes with ‘git add *’</text:p>
      <text:p text:style-name="P70"><text:tab/>Now suppose we like the change to the readme but we’re not sure about the menu file just yet. You can do a HEAD reset, but we can also do that on a single file!</text:p>
      <text:p text:style-name="P49"><text:span text:style-name="T78"><text:tab/></text:span><text:span text:style-name="T156">Git reset HEAD menu.txt</text:span></text:p>
      <text:p text:style-name="P49"><text:tab/><text:span text:style-name="T79">Copies data from the current commit to the index. Normally such a reset would copy everything over but this time only the menu file gets copied! Check it out with git status!</text:span></text:p>
      <text:p text:style-name="P49"><text:span text:style-name="T79"><text:tab/></text:span><text:span text:style-name="T80">Let’s go one step farther with a HARD head reset on that file but no that doesn’t work. Git won’t do a hard head reset with a path. That’s just the way it is :(</text:span></text:p>
      <text:p text:style-name="P67"><text:tab/>To revert a single file without touching other files is to use checkout!</text:p>
      <text:p text:style-name="P67"/>
      <text:p text:style-name="P49"><text:span text:style-name="T80"><text:tab/>g</text:span><text:span text:style-name="T157">it checkout HEAD menu.txt <text:s/>→ </text:span><text:span text:style-name="T80">checkout will not move head, just pull the current info from the repository into the working area and index!!!</text:span></text:p>
      <text:p text:style-name="P67"/>
      <text:p text:style-name="P49"><text:soft-page-break/><text:span text:style-name="T80"><text:tab/></text:span><text:span text:style-name="T81">Now the only file we have left staged is the readme and that’s what we want, so yes, we can finally commit it! </text:span><text:span text:style-name="T82">We used the same commands in the past with different options and go different options! We’re getting better now!</text:span></text:p>
      <text:p text:style-name="P71"/>
      <text:p text:style-name="P50">Git is a toolbox (concept):</text:p>
      <text:p text:style-name="P50"><text:tab/><text:span text:style-name="T6">Tools are specialized. Each tool has features but they can all do many jobs! Different tools can also do SIMILAR jobs </text:span><text:span text:style-name="T83">if you’re clever about it.</text:span></text:p>
      <text:p text:style-name="P50"><text:span text:style-name="T83"><text:tab/>Git won’t give you commands like “unsta</text:span><text:span text:style-name="T84">ge” because there’s already man ways to do that. You MUST understand the four working areas in order to use git properly because of this.</text:span></text:p>
      <text:p text:style-name="P50"><text:span text:style-name="T84"><text:tab/></text:span><text:span text:style-name="T85">This is a very unique and linux-like approach, (made by Torvalds in fact) in this way. </text:span><text:span text:style-name="T86">Look at your index. You can do so many things with just a few commands! Git good at them! </text:span><text:span text:style-name="T87">Module completed. Keep the four working areas in-mind at all times!</text:span></text:p>
      <text:p text:style-name="P72"/>
      <text:p text:style-name="P72"/>
      <text:p text:style-name="P51">History Exploring the Past (of your project):</text:p>
      <text:p text:style-name="P51"><text:tab/><text:span text:style-name="T6">This module is all about making sense of how your history works.</text:span></text:p>
      <text:p text:style-name="P51"><text:span text:style-name="T6"><text:tab/></text:span><text:span text:style-name="T88">Git feels like a surgeon in this sense. You do EXACTLY what you want and there’s no more tools that have to deal with guessing.</text:span></text:p>
      <text:p text:style-name="P51"><text:span text:style-name="T88"><text:tab/>We’re going to focus mostly on the repository! </text:span><text:span text:style-name="T89">Hooray!</text:span></text:p>
      <text:p text:style-name="P51"><text:span text:style-name="T89"><text:tab/></text:span><text:span text:style-name="T90">In these two models we’re going to focus a little bit more on the commands here than we had previously. You index will be expanded for sure.</text:span></text:p>
      <text:p text:style-name="P73"/>
      <text:p text:style-name="P52">A commit by any other name:</text:p>
      <text:p text:style-name="P52"><text:tab/><text:span text:style-name="T91">You can look at ‘</text:span><text:span text:style-name="T159">git log</text:span><text:span text:style-name="T91">’ for a history of commits, but it’s harder to make sense of what’s really happening in there.</text:span></text:p>
      <text:p text:style-name="P52"><text:span text:style-name="T159"><text:tab/>Git log –graph</text:span><text:span text:style-name="T91"> will display git log in a new graph form</text:span></text:p>
      <text:p text:style-name="P52"><text:tab/><text:span text:style-name="T160">git log –decorate </text:span><text:span text:style-name="T92">will make it look better</text:span></text:p>
      <text:p text:style-name="P52"><text:tab/><text:span text:style-name="T160">git log –decorate –oneline </text:span><text:span text:style-name="T92">will condense it</text:span></text:p>
      <text:p text:style-name="P52"><text:tab/><text:span text:style-name="T92">Let’s say that we want to see which changes were introduced by the current commit!</text:span></text:p>
      <text:p text:style-name="P52"><text:span text:style-name="T92"><text:tab/></text:span><text:span text:style-name="T160">git show &lt;hash&gt; </text:span><text:span text:style-name="T92">will show you a much more technical explanation of what a commit changed!</text:span></text:p>
      <text:p text:style-name="P52"><text:span text:style-name="T92"><text:tab/></text:span><text:span text:style-name="T161">Git show &lt;branch&gt; </text:span><text:span text:style-name="T93">also does this.</text:span></text:p>
      <text:p text:style-name="P144"/>
      <text:p text:style-name="P53">Git show HEAD^ <text:span text:style-name="T6">will show you the parent commit to head! You can climb this way.</text:span></text:p>
      <text:p text:style-name="P53">Git show HEAD ^^ <text:span text:style-name="T6">will show you the parent of the paren</text:span><text:span text:style-name="T94">t! This is fine for as far back until you have commits with multiple parents/comits before them!</text:span></text:p>
      <text:p text:style-name="P54">Git show HEAD^2^2 <text:span text:style-name="T6">will do the second parent of TWO commits back</text:span></text:p>
      <text:p text:style-name="P54">Git show HEAD(9’1 month ago’) <text:s/><text:span text:style-name="T6">will show you the commit from one month ago! Very cool!</text:span></text:p>
      <text:p text:style-name="P135"/>
      <text:p text:style-name="P55">History Forensics:</text:p>
      <text:p text:style-name="P55"><text:tab/><text:span text:style-name="T6">Some tools to figure out where your changes happened.</text:span></text:p>
      <text:p text:style-name="P74"><text:tab/><text:span text:style-name="T115">git blame &lt;filepath&gt; </text:span>will show you the changed lines and the LATEST commit that changed those files (very cool)!</text:p>
      <text:p text:style-name="P74"><text:tab/><text:span text:style-name="T120">git diff HEAD HEAD^2 </text:span><text:span text:style-name="T163"><text:s/>will show you the change of the current commit vs two commits earlier!</text:span></text:p>
      <text:p text:style-name="P74"><text:tab/><text:span text:style-name="T122">g</text:span><text:span text:style-name="T121">it diff &lt;branch&gt; &lt;branch2&gt; <text:s/></text:span><text:span text:style-name="T164">will diff two branches before commits!</text:span></text:p>
      <text:p text:style-name="P74"/>
      <text:p text:style-name="P74"/>
      <text:p text:style-name="P56">Browsing the Log:</text:p>
      <text:p text:style-name="P56"><text:soft-page-break/><text:tab/><text:span text:style-name="T96">Git log is insanely powerful. You don’t have to memorize but just know about it. </text:span><text:span text:style-name="T99">Feel free to not memorize and just google as you go but here’s a few very useful ones:</text:span></text:p>
      <text:p text:style-name="P56"><text:span text:style-name="T96"><text:tab/></text:span><text:span text:style-name="T165">Git log –patch </text:span><text:span text:style-name="T96">will give you a DETAILED git log that’s color-coded.</text:span></text:p>
      <text:p text:style-name="P56"><text:span text:style-name="T96"><text:tab/></text:span><text:span text:style-name="T165">Git log –grep apples –oneline </text:span><text:span text:style-name="T96">will only show log info for lines containing “apples”</text:span></text:p>
      <text:p text:style-name="P56"><text:span text:style-name="T96"><text:tab/></text:span><text:span text:style-name="T166">Git log -Gapples –patch </text:span><text:span text:style-name="T97">will show lines impacted by changes that either added or deleted ‘apples’ in the line.</text:span></text:p>
      <text:p text:style-name="P140"><text:tab/></text:p>
      <text:p text:style-name="P56"><text:span text:style-name="T97"><text:tab/></text:span><text:span text:style-name="T98">Git log can also visualize a specific range of commits.</text:span></text:p>
      <text:p text:style-name="P56"><text:span text:style-name="T98"><text:tab/></text:span><text:span text:style-name="T167">Git log -3 –online </text:span><text:span text:style-name="T98">limits range to last three commits </text:span></text:p>
      <text:p text:style-name="P142"/>
      <text:p text:style-name="P56"><text:span text:style-name="T98"><text:tab/></text:span><text:span text:style-name="T100">The point of this module is that you have no know that these powers EXIT. Don’t just run to github crying whenever you need to find a change, use git log and google the options if you don’t remember them. Just know that they exist!</text:span></text:p>
      <text:p text:style-name="P56"><text:span text:style-name="T100"><text:tab/></text:span><text:span text:style-name="T101">Module Completed. </text:span><text:span text:style-name="T103">Tested it all out. Makes sense. Let’s go.</text:span></text:p>
      <text:p text:style-name="P56"><text:span text:style-name="T103"/></text:p>
      <text:p text:style-name="P56"/>
      <text:p text:style-name="P56"><text:span text:style-name="T101"/></text:p>
      <text:p text:style-name="P115">History: Fixing Mistakes:</text:p>
      <text:p text:style-name="P145"><text:tab/>In the last module we’ve seen a few commands about EXPLORING the project history, but now let’s edit.</text:p>
      <text:p text:style-name="P145"><text:tab/>Rebasing changes history technically, but let’s look at some more-advanced surgical tools. They become extremely useful for fixing mistakes quickly.</text:p>
      <text:p text:style-name="P145"><text:tab/><text:span text:style-name="T169">First of all… you should NEVER rebase shared commits! Rebase changes HISTORY. IT copies all commits to new commits. There are entirely different objects in the database and a lot of confusion can happen. Only use rebase for yourself!</text:span></text:p>
      <text:p text:style-name="P145"/>
      <text:p text:style-name="P116">Fixing the latest commit:</text:p>
      <text:p text:style-name="P116"><text:tab/><text:span text:style-name="T6">This is the easiest as it’s hardly going back in time, right?</text:span></text:p>
      <text:p text:style-name="P116"><text:span text:style-name="T6"><text:tab/>‘</text:span><text:span text:style-name="T104">git branch’ - okay we’re on master branch. Let’s add a new line to “menu.txt”</text:span></text:p>
      <text:p text:style-name="P116"><text:span text:style-name="T104"><text:tab/>Stage the change…</text:span></text:p>
      <text:p text:style-name="P116"><text:span text:style-name="T104"><text:tab/>Commit the index…..</text:span></text:p>
      <text:p text:style-name="P116"><text:span text:style-name="T104"><text:tab/>‘git log’ - there, it’s in the log now. Now after committing we realize we didn’t quite finish the job! We need to edit ‘recipes.txt’ !</text:span></text:p>
      <text:p text:style-name="P116"><text:span text:style-name="T104"><text:tab/>Instead of making a new commit let’s create the changes and stage them.</text:span></text:p>
      <text:p text:style-name="P116"><text:span text:style-name="T104"><text:tab/>Now we’re in the process of fixing the problem, but creating another git is impropper. This is an inconsistent state! We don’t want a bad commit ANYWHERE as it can cause problems! Let’s add the changes to the latest commit instead of making a new one!</text:span></text:p>
      <text:p text:style-name="P116"><text:span text:style-name="T104"><text:tab/></text:span><text:span text:style-name="T170">git commit –ammend <text:s/></text:span><text:span text:style-name="T105">will change the latest commit INSTEAD of creating a whole new commit (impropper) </text:span></text:p>
      <text:p text:style-name="P116"><text:span text:style-name="T105"><text:tab/></text:span><text:span text:style-name="T106">Now the current branch and head are moved to the new commit and the old version of it is eventually turned to garbage that is removed later 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30T19:53:58.477661453</meta:creation-date>
    <dc:date>2018-01-07T20:45:59.889169087</dc:date>
    <meta:editing-duration>P4DT28M</meta:editing-duration>
    <meta:editing-cycles>199</meta:editing-cycles>
    <meta:generator>LibreOffice/5.4.4.2$Linux_X86_64 LibreOffice_project/40m0$Build-2</meta:generator>
    <meta:document-statistic meta:table-count="0" meta:image-count="0" meta:object-count="0" meta:page-count="11" meta:paragraph-count="323" meta:word-count="5199" meta:character-count="27850" meta:non-whitespace-character-count="22831"/>
  </office:meta>
</office:document-meta>
</file>